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Segoe UI" svg:font-family="'Segoe UI'"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text-properties fo:font-weight="bold" style:font-weight-asian="bold" style:font-weight-complex="bold"/>
    </style:style>
    <style:style style:name="P3" style:family="paragraph" style:parent-style-name="Standard" style:list-style-name="WWNum28">
      <style:text-properties fo:font-weight="bold" style:font-weight-asian="bold" style:font-weight-complex="bold"/>
    </style:style>
    <style:style style:name="P4" style:family="paragraph" style:parent-style-name="Standard" style:list-style-name="WWNum2"/>
    <style:style style:name="P5" style:family="paragraph" style:parent-style-name="Standard" style:list-style-name="WWNum3"/>
    <style:style style:name="P6" style:family="paragraph" style:parent-style-name="Standard" style:list-style-name="WWNum4"/>
    <style:style style:name="P7" style:family="paragraph" style:parent-style-name="Standard" style:list-style-name="WWNum5"/>
    <style:style style:name="P8" style:family="paragraph" style:parent-style-name="Standard" style:list-style-name="WWNum6"/>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6pt" style:font-size-asian="16pt" style:font-size-complex="16pt" style:font-weight-complex="bold"/>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list-style-name="WWNum7"/>
    <style:style style:name="P15" style:family="paragraph" style:parent-style-name="Standard" style:list-style-name="WWNum8"/>
    <style:style style:name="P16" style:family="paragraph" style:parent-style-name="Standard" style:list-style-name="WWNum9"/>
    <style:style style:name="P17" style:family="paragraph" style:parent-style-name="Standard" style:list-style-name="WWNum10"/>
    <style:style style:name="P18" style:family="paragraph" style:parent-style-name="Standard" style:list-style-name="WWNum11"/>
    <style:style style:name="P19" style:family="paragraph" style:parent-style-name="Standard" style:list-style-name="WWNum12"/>
    <style:style style:name="P20" style:family="paragraph" style:parent-style-name="Standard" style:list-style-name="WWNum13"/>
    <style:style style:name="P21" style:family="paragraph" style:parent-style-name="Standard" style:list-style-name="WWNum14"/>
    <style:style style:name="P22" style:family="paragraph" style:parent-style-name="Standard" style:list-style-name="WWNum15"/>
    <style:style style:name="P23" style:family="paragraph" style:parent-style-name="Standard" style:list-style-name="WWNum16"/>
    <style:style style:name="P24" style:family="paragraph" style:parent-style-name="Standard" style:list-style-name="WWNum17"/>
    <style:style style:name="P25" style:family="paragraph" style:parent-style-name="Standard" style:list-style-name="WWNum18"/>
    <style:style style:name="P26" style:family="paragraph" style:parent-style-name="Standard" style:list-style-name="WWNum19"/>
    <style:style style:name="P27" style:family="paragraph" style:parent-style-name="Standard" style:list-style-name="WWNum20"/>
    <style:style style:name="P28" style:family="paragraph" style:parent-style-name="Standard" style:list-style-name="WWNum21"/>
    <style:style style:name="P29" style:family="paragraph" style:parent-style-name="Standard" style:list-style-name="WWNum22"/>
    <style:style style:name="P30" style:family="paragraph" style:parent-style-name="Standard" style:list-style-name="WWNum23"/>
    <style:style style:name="P31" style:family="paragraph" style:parent-style-name="Standard" style:list-style-name="WWNum24"/>
    <style:style style:name="P32" style:family="paragraph" style:parent-style-name="Standard" style:list-style-name="WWNum25"/>
    <style:style style:name="P33" style:family="paragraph" style:parent-style-name="Standard" style:list-style-name="WWNum26"/>
    <style:style style:name="P34" style:family="paragraph" style:parent-style-name="Standard" style:list-style-name="WWNum27"/>
    <style:style style:name="P35" style:family="paragraph" style:parent-style-name="Standard">
      <style:paragraph-properties>
        <style:tab-stops>
          <style:tab-stop style:position="5.202cm"/>
        </style:tab-stops>
      </style:paragraph-properties>
    </style:style>
    <style:style style:name="P36" style:family="paragraph" style:parent-style-name="Standard" style:list-style-name="WWNum36">
      <style:paragraph-properties>
        <style:tab-stops>
          <style:tab-stop style:position="5.202cm"/>
        </style:tab-stops>
      </style:paragraph-properties>
    </style:style>
    <style:style style:name="P37" style:family="paragraph" style:parent-style-name="Standard" style:list-style-name="WWNum35">
      <style:paragraph-properties>
        <style:tab-stops>
          <style:tab-stop style:position="5.202cm"/>
        </style:tab-stops>
      </style:paragraph-properties>
    </style:style>
    <style:style style:name="P38" style:family="paragraph" style:parent-style-name="Standard" style:list-style-name="WWNum38">
      <style:paragraph-properties>
        <style:tab-stops>
          <style:tab-stop style:position="5.202cm"/>
        </style:tab-stops>
      </style:paragraph-properties>
    </style:style>
    <style:style style:name="P39" style:family="paragraph" style:parent-style-name="Standard" style:list-style-name="WWNum28"/>
    <style:style style:name="P40" style:family="paragraph" style:parent-style-name="Standard" style:list-style-name="WWNum29"/>
    <style:style style:name="P41" style:family="paragraph" style:parent-style-name="Standard" style:list-style-name="WWNum30"/>
    <style:style style:name="P42" style:family="paragraph" style:parent-style-name="Standard" style:list-style-name="WWNum31"/>
    <style:style style:name="P43" style:family="paragraph" style:parent-style-name="Standard" style:list-style-name="WWNum32"/>
    <style:style style:name="P44" style:family="paragraph" style:parent-style-name="Standard" style:list-style-name="WWNum33"/>
    <style:style style:name="P45" style:family="paragraph" style:parent-style-name="Standard" style:list-style-name="WWNum34"/>
    <style:style style:name="P46" style:family="paragraph" style:parent-style-name="Standard" style:list-style-name="WWNum35"/>
    <style:style style:name="P47" style:family="paragraph" style:parent-style-name="Standard" style:list-style-name="WWNum36"/>
    <style:style style:name="P48" style:family="paragraph" style:parent-style-name="Standard">
      <style:text-properties style:font-weight-complex="bold"/>
    </style:style>
    <style:style style:name="P49" style:family="paragraph" style:parent-style-name="Standard" style:list-style-name="WWNum43">
      <style:text-properties style:font-weight-complex="bold"/>
    </style:style>
    <style:style style:name="P50" style:family="paragraph" style:parent-style-name="Standard" style:list-style-name="WWNum40"/>
    <style:style style:name="P51" style:family="paragraph" style:parent-style-name="Standard" style:list-style-name="WWNum41"/>
    <style:style style:name="P52" style:family="paragraph" style:parent-style-name="Standard" style:list-style-name="WWNum43"/>
    <style:style style:name="P53" style:family="paragraph" style:parent-style-name="Standard" style:list-style-name="WWNum44"/>
    <style:style style:name="P54" style:family="paragraph" style:parent-style-name="Standard">
      <style:text-properties fo:color="#ff0000" style:font-weight-complex="bold"/>
    </style:style>
    <style:style style:name="P55" style:family="paragraph" style:parent-style-name="Standard">
      <style:text-properties fo:color="#ff0000" fo:font-size="16pt" fo:font-weight="bold" style:font-size-asian="16pt" style:font-weight-asian="bold" style:font-size-complex="16pt" style:font-weight-complex="bold"/>
    </style:style>
    <style:style style:name="P56" style:family="paragraph" style:parent-style-name="Standard">
      <style:paragraph-properties>
        <style:tab-stops>
          <style:tab-stop style:position="3.11cm"/>
        </style:tab-stops>
      </style:paragraph-properties>
    </style:style>
    <style:style style:name="P57" style:family="paragraph" style:parent-style-name="Standard">
      <style:paragraph-properties fo:margin-left="3.752cm" fo:margin-right="0cm" fo:text-indent="-3.752cm" style:auto-text-indent="false"/>
    </style:style>
    <style:style style:name="P58" style:family="paragraph" style:parent-style-name="Standard">
      <style:paragraph-properties fo:margin-left="1.27cm" fo:margin-right="0cm" fo:text-indent="0cm" style:auto-text-indent="false"/>
    </style:style>
    <style:style style:name="P59" style:family="paragraph" style:parent-style-name="Standard">
      <style:paragraph-properties fo:margin-left="1.27cm" fo:margin-right="0cm" fo:text-indent="0cm" style:auto-text-indent="false">
        <style:tab-stops>
          <style:tab-stop style:position="5.202cm"/>
        </style:tab-stops>
      </style:paragraph-properties>
    </style:style>
    <style:style style:name="P60" style:family="paragraph" style:parent-style-name="Standard">
      <style:paragraph-properties fo:margin-left="1.27cm" fo:margin-right="0cm" fo:text-indent="0cm" style:auto-text-indent="false"/>
      <style:text-properties style:font-weight-complex="bold"/>
    </style:style>
    <style:style style:name="P61" style:family="paragraph" style:parent-style-name="Standard">
      <style:paragraph-properties fo:margin-left="1.136cm" fo:margin-right="0cm" fo:text-indent="0cm" style:auto-text-indent="false"/>
    </style:style>
    <style:style style:name="P62" style:family="paragraph" style:parent-style-name="Standard">
      <style:paragraph-properties fo:margin-left="1.136cm" fo:margin-right="0cm" fo:text-indent="0cm" style:auto-text-indent="false">
        <style:tab-stops>
          <style:tab-stop style:position="5.202cm"/>
        </style:tab-stops>
      </style:paragraph-properties>
    </style:style>
    <style:style style:name="P63" style:family="paragraph" style:parent-style-name="Standard">
      <style:paragraph-properties fo:margin-left="1.136cm" fo:margin-right="0cm" fo:text-indent="0cm" style:auto-text-indent="false"/>
      <style:text-properties fo:font-size="16pt" fo:font-weight="bold" style:font-size-asian="16pt" style:font-weight-asian="bold" style:font-size-complex="16pt" style:font-weight-complex="bold"/>
    </style:style>
    <style:style style:name="P64" style:family="paragraph" style:parent-style-name="Standard">
      <style:paragraph-properties fo:margin-left="1.136cm" fo:margin-right="0cm" fo:text-indent="0cm" style:auto-text-indent="false"/>
      <style:text-properties style:font-weight-complex="bold"/>
    </style:style>
    <style:style style:name="P65" style:family="paragraph" style:parent-style-name="Standard">
      <style:paragraph-properties fo:margin-left="1.771cm" fo:margin-right="0cm" fo:text-indent="0cm" style:auto-text-indent="false">
        <style:tab-stops>
          <style:tab-stop style:position="5.202cm"/>
        </style:tab-stops>
      </style:paragraph-properties>
    </style:style>
    <style:style style:name="P66" style:family="paragraph" style:parent-style-name="Standard">
      <style:paragraph-properties fo:margin-left="1.251cm" fo:margin-right="0cm" fo:text-indent="0cm" style:auto-text-indent="false"/>
    </style:style>
    <style:style style:name="P67" style:family="paragraph" style:parent-style-name="Standard">
      <style:paragraph-properties fo:margin-left="1.251cm" fo:margin-right="0cm" fo:text-indent="0cm" style:auto-text-indent="false"/>
      <style:text-properties style:font-weight-complex="bold"/>
    </style:style>
    <style:style style:name="P68" style:family="paragraph" style:parent-style-name="Standard">
      <style:paragraph-properties fo:margin-left="1.251cm" fo:margin-right="0cm" fo:text-indent="0cm" style:auto-text-indent="false"/>
      <style:text-properties fo:font-weight="bold" style:font-weight-asian="bold" style:font-weight-complex="bold"/>
    </style:style>
    <style:style style:name="P69" style:family="paragraph" style:parent-style-name="Standard">
      <style:paragraph-properties fo:margin-left="1.905cm" fo:margin-right="0cm" fo:text-indent="0cm" style:auto-text-indent="false"/>
    </style:style>
    <style:style style:name="P70" style:family="paragraph" style:parent-style-name="Standard">
      <style:paragraph-properties fo:margin-left="1.905cm" fo:margin-right="0cm" fo:text-indent="0cm" style:auto-text-indent="false"/>
      <style:text-properties style:font-weight-complex="bold"/>
    </style:style>
    <style:style style:name="P71" style:family="paragraph" style:parent-style-name="Standard">
      <style:paragraph-properties fo:margin-left="1.905cm" fo:margin-right="0cm" fo:text-indent="0cm" style:auto-text-indent="false"/>
      <style:text-properties fo:font-weight="bold" style:font-weight-asian="bold" style:font-weight-complex="bold"/>
    </style:style>
    <style:style style:name="P72" style:family="paragraph" style:parent-style-name="Standard">
      <style:paragraph-properties fo:margin-left="0.635cm" fo:margin-right="0cm" fo:text-indent="0cm" style:auto-text-indent="false"/>
    </style:style>
    <style:style style:name="P73" style:family="paragraph" style:parent-style-name="Standard">
      <style:paragraph-properties fo:margin-left="0.635cm" fo:margin-right="0cm" fo:text-indent="0cm" style:auto-text-indent="false"/>
      <style:text-properties style:font-weight-complex="bold"/>
    </style:style>
    <style:style style:name="P74" style:family="paragraph" style:parent-style-name="Standard">
      <style:paragraph-properties fo:margin-left="1.397cm" fo:margin-right="0cm" fo:text-indent="0cm" style:auto-text-indent="false"/>
    </style:style>
    <style:style style:name="P75" style:family="paragraph" style:parent-style-name="Standard">
      <style:paragraph-properties fo:margin-left="0cm" fo:margin-right="0cm" fo:text-indent="1.251cm" style:auto-text-indent="false"/>
    </style:style>
    <style:style style:name="P76" style:family="paragraph" style:parent-style-name="Standard">
      <style:paragraph-properties fo:margin-left="2.54cm" fo:margin-right="0cm" fo:text-indent="0cm" style:auto-text-indent="false"/>
      <style:text-properties fo:font-size="11pt" fo:font-weight="bold" style:font-size-asian="11pt" style:font-weight-asian="bold" style:font-weight-complex="bold"/>
    </style:style>
    <style:style style:name="P77" style:family="paragraph" style:parent-style-name="Standard">
      <style:paragraph-properties fo:margin-left="2.514cm" fo:margin-right="0cm" fo:text-indent="0cm" style:auto-text-indent="false"/>
    </style:style>
    <style:style style:name="P78" style:family="paragraph" style:parent-style-name="Standard">
      <style:paragraph-properties fo:margin-left="2.514cm" fo:margin-right="0cm" fo:text-indent="0cm" style:auto-text-indent="false"/>
      <style:text-properties style:font-weight-complex="bold"/>
    </style:style>
    <style:style style:name="P79" style:family="paragraph" style:parent-style-name="Standard">
      <style:paragraph-properties fo:margin-left="1.372cm" fo:margin-right="0cm" fo:text-indent="0cm" style:auto-text-indent="false"/>
    </style:style>
    <style:style style:name="P80" style:family="paragraph" style:parent-style-name="Standard">
      <style:paragraph-properties fo:margin-left="1.372cm" fo:margin-right="0cm" fo:text-indent="0cm" style:auto-text-indent="false"/>
      <style:text-properties style:font-weight-complex="bold"/>
    </style:style>
    <style:style style:name="P81" style:family="paragraph" style:parent-style-name="Standard">
      <style:paragraph-properties fo:margin-left="2.642cm" fo:margin-right="0cm" fo:text-indent="0cm" style:auto-text-indent="false"/>
      <style:text-properties style:font-weight-complex="bold"/>
    </style:style>
    <style:style style:name="P82" style:family="paragraph" style:parent-style-name="Standard">
      <style:paragraph-properties fo:margin-left="0.737cm" fo:margin-right="0cm" fo:text-indent="0cm" style:auto-text-indent="false"/>
      <style:text-properties style:font-weight-complex="bold"/>
    </style:style>
    <style:style style:name="P83" style:family="paragraph" style:parent-style-name="Standard">
      <style:paragraph-properties fo:margin-left="0.737cm" fo:margin-right="0cm" fo:text-indent="0.513cm" style:auto-text-indent="false"/>
    </style:style>
    <style:style style:name="P84" style:family="paragraph" style:parent-style-name="Standard">
      <style:paragraph-properties fo:margin-left="3.752cm" fo:margin-right="0cm" fo:text-indent="0cm" style:auto-text-indent="false"/>
    </style:style>
    <style:style style:name="P85" style:family="paragraph" style:parent-style-name="Standard">
      <style:paragraph-properties fo:margin-left="3.752cm" fo:margin-right="0cm" fo:text-indent="0cm" style:auto-text-indent="false"/>
      <style:text-properties style:font-weight-complex="bold"/>
    </style:style>
    <style:style style:name="P86" style:family="paragraph" style:parent-style-name="Standard">
      <style:paragraph-properties fo:margin-left="1.251cm" fo:margin-right="0cm" fo:text-indent="-1.251cm" style:auto-text-indent="false"/>
    </style:style>
    <style:style style:name="P87" style:family="paragraph" style:parent-style-name="Standard">
      <style:paragraph-properties fo:margin-left="1.879cm" fo:margin-right="0cm" fo:text-indent="0cm" style:auto-text-indent="false"/>
    </style:style>
    <style:style style:name="P88" style:family="paragraph" style:parent-style-name="Standard">
      <style:paragraph-properties fo:margin-left="1.879cm" fo:margin-right="0cm" fo:text-indent="0cm" style:auto-text-indent="false"/>
      <style:text-properties style:font-weight-complex="bold"/>
    </style:style>
    <style:style style:name="P89"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color="#000000"/>
    </style:style>
    <style:style style:name="T6" style:family="text">
      <style:text-properties style:text-underline-style="solid" style:text-underline-width="auto" style:text-underline-color="font-color"/>
    </style:style>
    <style:style style:name="T7" style:family="text">
      <style:text-properties fo:color="#ff0000"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Standard"><text:span text:style-name="T1">Tema 1: Literatura medieval:</text:span></text:p>
      <text:p text:style-name="Standard"/>
      <text:p text:style-name="Standard"><text:span text:style-name="T3">Poesía lírica</text:span></text:p>
      <text:p text:style-name="Standard"/>
      <text:list xml:id="list1408619177274820555" text:style-name="WWNum1">
        <text:list-item>
          <text:p text:style-name="P1"><text:span text:style-name="T3">Época histórica:</text:span></text:p>
        </text:list-item>
      </text:list>
      <text:p text:style-name="Standard"/>
      <text:p text:style-name="Standard">La edad media abarca del siglo V al siglo XV, es una época ignorante y oscura, entre la antigüedad clásica y el renacimiento SV – XV.</text:p>
      <text:p text:style-name="P2"/>
      <text:list xml:id="list8346881501462269668" text:style-name="WWNum2">
        <text:list-item>
          <text:p text:style-name="P4"><text:span text:style-name="T3">Sociedad y cultura</text:span></text:p>
        </text:list-item>
      </text:list>
      <text:p text:style-name="P2"/>
      <text:p text:style-name="Standard">La sociedad de la época se divide en 3 estamentos.</text:p>
      <text:p text:style-name="Standard"/>
      <text:p text:style-name="Standard">(Los del estamento de poder)</text:p>
      <text:p text:style-name="Standard"/>
      <text:p text:style-name="Standard"><text:span text:style-name="T3">Nobles: </text:span>Que se dedican a las armas.</text:p>
      <text:p text:style-name="Standard"><text:span text:style-name="T3">El clero:</text:span> Que recoge el saber de la época en las bibliotecas y copian y escriben libros a mano.</text:p>
      <text:p text:style-name="Standard"/>
      <text:p text:style-name="Standard">Y por último <text:span text:style-name="T3">el pueblo:</text:span> que trabaja y paga impuestos.</text:p>
      <text:p text:style-name="Standard"/>
      <text:p text:style-name="Standard">La cultura de esta época es teocéntrica, es decir, es religiosa, todo gira en torno a dios.</text:p>
      <text:p text:style-name="Standard"/>
      <text:list xml:id="list1173724805824264446" text:style-name="WWNum3">
        <text:list-item>
          <text:p text:style-name="P5"><text:span text:style-name="T3">La lírica medieval</text:span></text:p>
        </text:list-item>
      </text:list>
      <text:p text:style-name="Standard">En esta época existen dos manifestaciones poéticas.</text:p>
      <text:p text:style-name="P2"/>
      <text:p text:style-name="Standard"><text:span text:style-name="T3">La lírica popular:</text:span></text:p>
      <text:p text:style-name="Standard"/>
      <text:list xml:id="list3887336960424632694" text:style-name="WWNum4">
        <text:list-item>
          <text:p text:style-name="P6"><text:span text:style-name="T3">Jarchas</text:span></text:p>
        </text:list-item>
      </text:list>
      <text:p text:style-name="Standard">- Al Ándalus</text:p>
      <text:p text:style-name="Standard">- Escritas en mozárabe</text:p>
      <text:p text:style-name="Standard">- El tema es el lamento de una mujer por la ausencia del amado (habib)</text:p>
      <text:p text:style-name="Standard"/>
      <text:list xml:id="list39332182" text:continue-numbering="true" text:style-name="WWNum4">
        <text:list-item>
          <text:p text:style-name="P6"><text:span text:style-name="T3">Cántigas de amigo</text:span></text:p>
        </text:list-item>
      </text:list>
      <text:p text:style-name="Standard">- Galicia</text:p>
      <text:p text:style-name="Standard">- Escritas en gallego- portugués</text:p>
      <text:p text:style-name="Standard">- El tema es el lamento de una muchacha por la ausencia del amado (Amigo)</text:p>
      <text:p text:style-name="Standard"/>
      <text:list xml:id="list39310956" text:continue-numbering="true" text:style-name="WWNum4">
        <text:list-item>
          <text:p text:style-name="P6"><text:span text:style-name="T3">Villancicos</text:span></text:p>
        </text:list-item>
      </text:list>
      <text:p text:style-name="Standard">- Castilla</text:p>
      <text:p text:style-name="Standard">- Cantos de villano</text:p>
      <text:p text:style-name="Standard">- El tema es canciones de trabajo, boda, amor...</text:p>
      <text:p text:style-name="Standard"/>
      <text:p text:style-name="Standard"><text:span text:style-name="T3">La lírica oculta:</text:span></text:p>
      <text:p text:style-name="P2"/>
      <text:p text:style-name="Standard">Escrita por trovadores que recitan sus poemas en castillos ante la nobleza. En estas composiciones se desarrolla el tema del amor cortés:</text:p>
      <text:p text:style-name="Standard">La mujer es una diosa y el poeta se siente su vasallo, su esclavo.</text:p>
      <text:p text:style-name="Standard">Dos tipos de poesía: Históricas y Sentimientos.</text:p>
      <text:p text:style-name="Standard"/>
      <text:p text:style-name="Standard"/>
      <text:p text:style-name="Standard"/>
      <text:p text:style-name="Standard"><text:soft-page-break/></text:p>
      <text:p text:style-name="P2"/>
      <text:list xml:id="list8698806368212417301" text:style-name="WWNum5">
        <text:list-item>
          <text:p text:style-name="P7"><text:span text:style-name="T3">La poesía del siglo XV</text:span></text:p>
        </text:list-item>
      </text:list>
      <text:p text:style-name="Standard"/>
      <text:p text:style-name="Standard">Es una poesía culta en la que destacan principalmente tres autores:</text:p>
      <text:p text:style-name="Standard"/>
      <text:list xml:id="list2475945486620748803" text:style-name="WWNum6">
        <text:list-item>
          <text:p text:style-name="P8">Juan de mena – (El laberinto de fortuna)</text:p>
        </text:list-item>
        <text:list-item>
          <text:p text:style-name="P8">Marqués de Santillana – Serranillas</text:p>
        </text:list-item>
        <text:list-item>
          <text:p text:style-name="P8"><text:span text:style-name="T3">Jorge Manrique (Poesía del lamento)</text:span></text:p>
        </text:list-item>
      </text:list>
      <text:p text:style-name="Standard">Escribió una elegía llamada “Coplas de la muerte de su padre” consideraciones sobre la vida <text:tab/>y la muerte como tema principal la fugacidad de la vida y el poder igualitario de la muerte.</text:p>
      <text:p text:style-name="Standard"/>
      <text:p text:style-name="P2"/>
      <text:p text:style-name="Standard"/>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Tema 2: La literatura medieval: Poesía narrativa y prosa</text:span></text:p>
      <text:p text:style-name="P12"/>
      <text:list xml:id="list283787094019845368" text:style-name="WWNum7">
        <text:list-item>
          <text:p text:style-name="P14"><text:span text:style-name="T3">El mester de juglaría:</text:span></text:p>
        </text:list-item>
      </text:list>
      <text:p text:style-name="Standard">Es el oficio de los juglares, personas <text:s/>que recorrían pueblos y castillos para entretener a la gente. En sus actuaciones recitaban, cantaban, hacían acrobacias, juegos con las manos.</text:p>
      <text:p text:style-name="Standard">La obra más importante que se conserva es el cantar de mío cid.</text:p>
      <text:list xml:id="list39304752" text:continue-numbering="true" text:style-name="WWNum7">
        <text:list-item>
          <text:p text:style-name="P14"><text:span text:style-name="T3">El cantar de mío cid:</text:span></text:p>
        </text:list-item>
      </text:list>
      <text:p text:style-name="Standard">Es un poema manuscrito copiado por per Abbat (Pedro, el abbad), formado por 4000 versos. Se desconoce el nombre del autor; es por tanto una obra anónima, que quizá fue compuesta por uno o dos juglares en el siglo XII. El poema canta a las hazañas de Rodrigo Díaz de Vivar, un caballero castellano famoso por su valor.</text:p>
      <text:p text:style-name="Standard"><text:span text:style-name="T3">Se divide en 3 partes o cantares:</text:span></text:p>
      <text:p text:style-name="Standard"/>
      <text:list xml:id="list5448635432036760707" text:style-name="WWNum8">
        <text:list-item>
          <text:p text:style-name="P15"><text:span text:style-name="T3">El cantar del destierro:</text:span> El cid es desterrado de Castilla por el rey Alfonso VI. Se separa de su mujer doña Jimena y con unos pocos amigos leales se dirige a tierras musulmanas donde consigue sus primeros éxitos militares.</text:p>
        </text:list-item>
        <text:list-item>
          <text:p text:style-name="P15"><text:span text:style-name="T3">El cantar de las bodas: </text:span>Después de conquistar Valencia de los árabes y ofrecérsela al rey Alfonso VI casa a sus 2 hijas, Doña Elvira y Doña Sol con los infantes de Carrión.</text:p>
        </text:list-item>
        <text:list-item>
          <text:p text:style-name="P15"><text:span text:style-name="T3">El cantar de la afrenta de corpes: </text:span><text:span text:style-name="T5">Los infantes de Carrión dan muestra de cobardía frente a los guerreros del Cid, son objeto de burla y deciden vengarse. Los infantes piden al Cid dejar que lleven a sus esposas a Carrión para enseñarles sus heredades, el Cid le da a sus yernos dinero y las espadas Colada y Tizona. En venganza los infantes maltratan a sus esposas y las dejan en el robledal de Corpes abandonadas. Enterado el Cid del agravio, solicita justicia al rey, este convoca Cortes en Toledo. Los infantes devuelven el dinero y las espadas al Cid. Llegan dos mensajeros pidiendo las manos de las hijas del Cid para los infantes de Navarra y de Aragón. Con este segundo matrimonio, el Cid se emparienta con los reyes de España.</text:span></text:p>
        </text:list-item>
      </text:list>
      <text:p text:style-name="Standard"/>
      <text:list xml:id="list346784281185231144" text:style-name="WWNum9">
        <text:list-item>
          <text:p text:style-name="P16"><text:span text:style-name="T3">El mester de Clerecía:</text:span></text:p>
        </text:list-item>
      </text:list>
      <text:p text:style-name="Standard">Escuela de hombres cultos, normalmente religiosos que aparecen en el SXIII sus principales características son:</text:p>
      <text:list xml:id="list3621964528014497886" text:style-name="WWNum10">
        <text:list-item>
          <text:p text:style-name="P17">Utilizan la cuaderna vía: Estrofa de 4 versos alejandrinos monorrimos.</text:p>
        </text:list-item>
        <text:list-item>
          <text:p text:style-name="P17">Intención didáctica: Pretenden popularizar la cultura y divulgar el saber.</text:p>
        </text:list-item>
        <text:list-item>
          <text:p text:style-name="P17">Sus principales autores son:</text:p>
          <text:list>
            <text:list-item>
              <text:p text:style-name="P17">Gonzalo de Berceo (SXIII - XV<text:span text:style-name="T6">)</text:span></text:p>
            </text:list-item>
          </text:list>
        </text:list-item>
      </text:list>
      <text:p text:style-name="Standard">“Los milagros de nuestra señora” (En esta obra la virgen ayuda a las gentes que se encuentras en algún apuro)</text:p>
      <text:list xml:id="list39312400" text:continue-numbering="true" text:style-name="WWNum10">
        <text:list-item>
          <text:list>
            <text:list-item>
              <text:p text:style-name="P17">Juan Ruíz Arcipreste de Hita (SXIV)</text:p>
            </text:list-item>
          </text:list>
        </text:list-item>
      </text:list>
      <text:p text:style-name="Standard">“El libro de buen amor” (Serie de aventuras amorosas protagonizadas por el religioso (El mismo)</text:p>
      <text:p text:style-name="Standard"/>
      <text:list xml:id="list5489691081737878411" text:style-name="WWNum11">
        <text:list-item>
          <text:p text:style-name="P18"><text:span text:style-name="T3">El Romancero</text:span></text:p>
        </text:list-item>
      </text:list>
      <text:p text:style-name="Standard">Su origen se encuentra en los fragmentos aislados de cantares de gesta que interesaron al público por su especial dramatismo o emoción.</text:p>
      <text:p text:style-name="Standard">Los romances se clasifican en:</text:p>
      <text:list xml:id="list5069509151766583793" text:style-name="WWNum12">
        <text:list-item>
          <text:p text:style-name="P19"><text:span text:style-name="T3">Romances de tema épico: </text:span>Son aquellos que cuentan las hazañas de los héroes de la época (cid).</text:p>
        </text:list-item>
        <text:list-item>
          <text:p text:style-name="P19"><text:span text:style-name="T3">Romances históricos: </text:span>Narran sucesos ocurridos en la frontera. Hablan de la reconquista contra los árabes.</text:p>
        </text:list-item>
        <text:list-item>
          <text:p text:style-name="P19"><text:span text:style-name="T3">Novelescos y líricos: </text:span>Normalmente de tema amoroso.</text:p>
        </text:list-item>
      </text:list>
      <text:p text:style-name="Standard"/>
      <text:list xml:id="list5987258138877012390" text:style-name="WWNum13">
        <text:list-item>
          <text:p text:style-name="P20"><text:soft-page-break/><text:span text:style-name="T3">La métrica del romance:</text:span> Se caracteriza por que los versos son de 8 sílabas (Octosílabos) y sólo riman los pares en asonante.</text:p>
        </text:list-item>
      </text:list>
      <text:p text:style-name="Standard"/>
      <text:list xml:id="list3337442522893175732" text:style-name="WWNum14">
        <text:list-item>
          <text:p text:style-name="P21"><text:span text:style-name="T3">Siglo de la prosa Medieval:</text:span></text:p>
        </text:list-item>
      </text:list>
      <text:p text:style-name="Standard"/>
      <text:list xml:id="list39312490" text:continue-numbering="true" text:style-name="WWNum14">
        <text:list-item>
          <text:list>
            <text:list-item>
              <text:p text:style-name="P21"><text:span text:style-name="T3">En el SXIII </text:span>destaca la figura de Alfonso X el sabio rey castellano que impulsó la traducción de obras en latín, árabe y hebreo. Fundó la escuela de traductores de <text:span text:style-name="T6">Oviedo</text:span>.</text:p>
            </text:list-item>
            <text:list-item>
              <text:p text:style-name="P21"><text:span text:style-name="T3">En el siglo XIV </text:span>destaca la figura de Don Juan Manuel que escribe una obra que se llama “El conde Lucanor”: Colección de cuentos que Patronio va contando a su amo cada vez que este le pide consejo sobre algo.</text:p>
            </text:list-item>
            <text:list-item>
              <text:p text:style-name="P21"><text:span text:style-name="T3">En el XV </text:span>La celestina (Fernando de rojas) es una obra entre el teatro y la novela y entre la edad media y el renacimiento (1499).</text:p>
              <text:list>
                <text:list-item>
                  <text:p text:style-name="P21">Argumento: Calisto un joven noble y rico se enamora de Melibea. Rechazado por ella decide recurrir a los servicios de la vieja celestina que logra vencer la resistencia de Melibea y logra enamorarla de Calisto.</text:p>
                </text:list-item>
              </text:list>
            </text:list-item>
          </text:list>
        </text:list-item>
      </text:list>
      <text:p text:style-name="Standard">Es una tragicomedia Pármeno y Sempronio, criados de Calixto exigen a Celestina que comparta con ellos los regalos que obtiene de su amo. Al negarse la matan y son decapitados por la justicia. En una de sus citas nocturnas Calisto muere al intentar descender la tapia del jardín. Melibea, desesperada, se suicida arrojándose desde una torre. La obra termina con el llano de Plemenio padre de Melibea.</text:p>
      <text:p text:style-name="Standard">Celestina se ha convertido en el símbolo de la alcahueta, persona que facilita y encubre las relaciones amorosas entre un hombre y una mujer.</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1">Tema 3: El Renacimiento:</text:span></text:p>
      <text:p text:style-name="P13"/>
      <text:list xml:id="list5835234353326664102" text:style-name="WWNum15">
        <text:list-item>
          <text:p text:style-name="P22"><text:span text:style-name="T3">La poesía:</text:span></text:p>
        </text:list-item>
      </text:list>
      <text:p text:style-name="P2"/>
      <text:p text:style-name="Standard">Movimiento cultural que transformó la vida europea durante el XVI surgió en Italia en el XIV es lo que se llama quattrocento, se trata de un cambio de mentalidad, una nueva valoración del mundo, de la persona y de la existencia.</text:p>
      <text:p text:style-name="Standard">Es el antropocentrismo, el hombre es el centro del universo, es la medida de todas las cosas. Y el mundo ya no es un simple lugar de paso para la otra vida, sino un lugar bello y digno para ser gozado: CARPE DIEM.</text:p>
      <text:p text:style-name="Standard">Renacimiento viene de la palabra renacer, volver a nacer. Es la recuperación y el resurgimiento de la cultura clásica (Grecia, Roma) olvidada durante la Edad Media.</text:p>
      <text:p text:style-name="Standard"/>
      <text:list xml:id="list5455529448993463178" text:style-name="WWNum16">
        <text:list-item>
          <text:p text:style-name="P23"><text:span text:style-name="T3">Temas de la literatura renacentista</text:span></text:p>
        </text:list-item>
      </text:list>
      <text:p text:style-name="Standard"/>
      <text:list xml:id="list4197253310753049515" text:style-name="WWNum17">
        <text:list-item>
          <text:p text:style-name="P24"><text:span text:style-name="T3">El amor</text:span></text:p>
        </text:list-item>
      </text:list>
      <text:p text:style-name="Standard">El poeta va a expresar sus sentimientos más íntimos, su subjetividad.</text:p>
      <text:list xml:id="list39321892" text:continue-numbering="true" text:style-name="WWNum17">
        <text:list-item>
          <text:p text:style-name="P24"><text:span text:style-name="T3">La naturaleza</text:span></text:p>
        </text:list-item>
      </text:list>
      <text:p text:style-name="Standard">Aparecen paisajes idealizados, eternamente primaverales, con aguas cristalinas, prados verdes Locus amoenus (Lugar ameno), lugar delicioso que le sirve al poeta para expresar su amor y su sufrimiento.</text:p>
      <text:list xml:id="list39306909" text:continue-numbering="true" text:style-name="WWNum17">
        <text:list-item>
          <text:p text:style-name="P24"><text:span text:style-name="T3">Los mitos clásicos</text:span></text:p>
        </text:list-item>
      </text:list>
      <text:p text:style-name="Standard">Sirven como ejemplos para expresar los sentimientos y las relaciones amorosas.</text:p>
      <text:p text:style-name="Standard">Apolo y Dafne (Garcilaso)</text:p>
      <text:list xml:id="list39332986" text:continue-numbering="true" text:style-name="WWNum17">
        <text:list-item>
          <text:p text:style-name="P24"><text:span text:style-name="T3">Carpe Diem</text:span></text:p>
        </text:list-item>
      </text:list>
      <text:p text:style-name="Standard">Invita a gozar el momento presente y aprovechar la juventud.</text:p>
      <text:list xml:id="list39330936" text:continue-numbering="true" text:style-name="WWNum17">
        <text:list-item>
          <text:p text:style-name="P24"><text:span text:style-name="T3">El “Collige, Virgo, Rosas” </text:span>La juventud y la belleza son pasajeras y por tanto se ha de disfrutar de ellas antes de que el tiempo nos las robe.</text:p>
        </text:list-item>
        <text:list-item>
          <text:p text:style-name="P24"><text:span text:style-name="T3">El “Aurea mediocritas” (La mediocridad dorada): </text:span>Es una alabanza a la vida moderada alejada de toda ambición.</text:p>
        </text:list-item>
        <text:list-item>
          <text:p text:style-name="P24"><text:span text:style-name="T3">El “Beatus ille” (Feliz aquel): </text:span>Elogio de la vida sencilla y retirada del caos del mundo, invita a buscar la paz interior y la armonía en el campo, en la naturaleza.</text:p>
        </text:list-item>
      </text:list>
      <text:p text:style-name="P2"/>
      <text:list xml:id="list5819548471485415413" text:style-name="WWNum18">
        <text:list-item>
          <text:p text:style-name="P25"><text:span text:style-name="T3">La poesía en el siglo XVI</text:span></text:p>
        </text:list-item>
      </text:list>
      <text:p text:style-name="Standard">Distinguimos dos épocas:</text:p>
      <text:list xml:id="list6564415838949215826" text:style-name="WWNum19">
        <text:list-item>
          <text:p text:style-name="P26"><text:span text:style-name="T3">Primera mitad del siglo</text:span></text:p>
        </text:list-item>
      </text:list>
      <text:p text:style-name="Standard">Donde encontramos una gran influencia de la cultura italiana. Introducción del endecasílabo y el soneto. Endecasílabo (2 sílabas) – Petrarca</text:p>
      <text:list xml:id="list4990576433921655294" text:style-name="WWNum20">
        <text:list-item>
          <text:p text:style-name="P27"><text:span text:style-name="T3">Soneto:</text:span> Poema por 2 cuartetos y 2 tercetos.</text:p>
        </text:list-item>
        <text:list-item>
          <text:p text:style-name="P27"><text:span text:style-name="T3">La rima:</text:span></text:p>
        </text:list-item>
      </text:list>
      <text:p text:style-name="Standard">Asonante: Solo riman las vocales.</text:p>
      <text:p text:style-name="Standard">Consonante: Solo riman vocales y consonantes</text:p>
      <text:list xml:id="list39328362" text:continue-numbering="true" text:style-name="WWNum20">
        <text:list-item>
          <text:p text:style-name="P27">Recursos literarios (Cultura literaria, Metáfora)</text:p>
        </text:list-item>
      </text:list>
      <text:p text:style-name="Standard">Hipérbaton: Desordenar el orden lógico</text:p>
      <text:p text:style-name="P2"/>
      <text:list xml:id="list2040368514122528653" text:style-name="WWNum21">
        <text:list-item>
          <text:p text:style-name="P28"><text:span text:style-name="T3">La segunda mitad</text:span></text:p>
        </text:list-item>
      </text:list>
      <text:p text:style-name="Standard">Encontramos una literatura de tema religioso, que puede ser ascética (El poeta busca a dios pero no lo encuentra) o mística (El poeta nos habla de su unión con dios).</text:p>
      <text:p text:style-name="Standard"/>
      <text:p text:style-name="Standard"><text:soft-page-break/></text:p>
      <text:p text:style-name="Standard"/>
      <text:p text:style-name="P2"/>
      <text:list xml:id="list970158464334886312" text:style-name="WWNum22">
        <text:list-item>
          <text:p text:style-name="P29"><text:span text:style-name="T3">Garcilaso de la Vega</text:span></text:p>
        </text:list-item>
      </text:list>
      <text:p text:style-name="Standard">Era de origen noble, es el ideal cortesano renacentista (Hombre de armas y letras).</text:p>
      <text:p text:style-name="Standard">Participó en varias campañas bélicas y de guerra, pero su condición de militar apenas aparece en su obra. Fue poeta del amor.</text:p>
      <text:p text:style-name="Standard">Estuvo enamorado de Isabel Freyre, dama portuguesa que se convierte en su fuente de inspiración. Muere prematuramente a los 35 años de edad.</text:p>
      <text:list xml:id="list682514763681909115" text:style-name="WWNum23">
        <text:list-item>
          <text:p text:style-name="P30">El tema predominante de la poesía de Garcilaso es el amor, así aparece en sus sonetos:</text:p>
          <text:list>
            <text:list-item>
              <text:p text:style-name="P30">La indiferencia de la nada, el dolor del amante, el amor secreto lo más destacado de su poesía son las églogas: composiciones protagonizadas por refinados pastores, que relatan su historia de amor en medio de una naturaleza idealizada. Durante este periodo se produce la muerte de Isabel, suceso que causa gran impacto en el poeta y que se refleja en la égloga I: Garcilaso se desdobla en dos pastores, <text:s/>Salicio y Nemoroso. El primero se queja de la ingratitud de Galatea que le ha abandonado. El segundo llora la muerte de su adorada Elisa. Garcilaso reflejo en esta égloga dos momentos de su propia historia amorosa: el casamiento de Isabel con otro hombre y el dolor por su terrible muerte.</text:p>
            </text:list-item>
          </text:list>
        </text:list-item>
      </text:list>
      <text:list xml:id="list2200785449072270555" text:style-name="WWNum24">
        <text:list-item>
          <text:p text:style-name="P31"><text:span text:style-name="T3">Fray Luís de León (2ºMitad)</text:span></text:p>
        </text:list-item>
      </text:list>
      <text:p text:style-name="Standard">Catedrático de la universidad de Salamanca. Fue encarcelado acusado por la inquisición, por haber traducido al castellano “El cantar de los cantares” del texto original de la biblia en hebreo.</text:p>
      <text:p text:style-name="Standard">Este auto escribe obras en las que reflexiona sobre:</text:p>
      <text:list xml:id="list7761576708013612543" text:style-name="WWNum25">
        <text:list-item>
          <text:list>
            <text:list-item>
              <text:list>
                <text:list-item>
                  <text:p text:style-name="P32">La vanidad del mundo material</text:p>
                </text:list-item>
                <text:list-item>
                  <text:p text:style-name="P32">Los valores de una vida sencilla y apartada de las intrigas urbanas</text:p>
                </text:list-item>
                <text:list-item>
                  <text:p text:style-name="P32">La armonía del universo</text:p>
                </text:list-item>
              </text:list>
            </text:list-item>
          </text:list>
        </text:list-item>
      </text:list>
      <text:p text:style-name="P9"/>
      <text:p text:style-name="Standard">Se trata de una poesía ascética (Mediante la perfección de su espíritu espera la unión con dios pero no lo alcanza nunca). Su poema más destacado es: “Oda a la vida retirada”.</text:p>
      <text:p text:style-name="Standard"/>
      <text:list xml:id="list8637720793829152385" text:style-name="WWNum26">
        <text:list-item>
          <text:p text:style-name="P33"><text:span text:style-name="T3">San Juan de la cruz (2ºMitad)</text:span></text:p>
        </text:list-item>
      </text:list>
      <text:p text:style-name="Standard">Este autor junto con santa Teresa de Jesús pertenece a la poesía Mística. La mística es un estado de perfección en la que el alma purificada se une con dios.</text:p>
      <text:p text:style-name="Standard">Pertenecía a una familia humilde (San Juan) al morir su padre tuvo que trabajar como enfermero en un hospital. A los 19 años ingresa en la orden de las Carmelitas, intenta reformarla siguiendo a Santa teresa. Estos conflictos religiosos lo llevarán a la cárcel.</text:p>
      <text:p text:style-name="Standard">San juan no escribe con una preocupación artística, sólo desea comunicar una experiencia personal y despertar el amor a Dios. Utiliza la poesía porque es el medio expresivo que más se acerca a lo inexplicable de su experiencia mística.</text:p>
      <text:p text:style-name="Standard">Su obra más importante</text:p>
      <text:p text:style-name="Standard"><text:span text:style-name="T3">“El cantico espiritual”</text:span></text:p>
      <text:p text:style-name="Standard"><text:span text:style-name="T3">“Noche oscura”</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
      <text:p text:style-name="Standard"><text:span text:style-name="T1">Tema 4: La prosa de los siglos de oro (SXVI – SXVII):</text:span></text:p>
      <text:p text:style-name="P10"/>
      <text:list xml:id="list6926390580957472972" text:style-name="WWNum27">
        <text:list-item>
          <text:p text:style-name="P34"><text:span text:style-name="T3">Introducción:</text:span></text:p>
        </text:list-item>
      </text:list>
      <text:p text:style-name="P35"/>
      <text:p text:style-name="Standard">Renacimiento → 2 tendencias narrativas</text:p>
      <text:p text:style-name="Standard"/>
      <text:p text:style-name="Standard"><text:span text:style-name="T3">Carácter idealista:</text:span> Aventuras y narraciones fantásticas.</text:p>
      <text:p text:style-name="Standard"/>
      <text:list xml:id="list1045764140160640112" text:style-name="WWNum28">
        <text:list-item>
          <text:p text:style-name="P39"><text:span text:style-name="T3">Novelas de caballerías:</text:span> Amadis de Gaula – Autor desconocido.</text:p>
        </text:list-item>
        <text:list-item>
          <text:p text:style-name="P39"><text:span text:style-name="T3">Novelas pastoril: </text:span>La Galatea – Cervantes</text:p>
        </text:list-item>
        <text:list-item>
          <text:p text:style-name="P39"><text:span text:style-name="T3">Novela morisca: </text:span>Historia del abencerraje y la hermosa jarifa – autor desconocido</text:p>
        </text:list-item>
        <text:list-item>
          <text:p text:style-name="P3"/>
        </text:list-item>
      </text:list>
      <text:p text:style-name="Standard"><text:span text:style-name="T3">Carácter realista: </text:span>Novela picaresca se centra en la sociedad de la época.</text:p>
      <text:p text:style-name="Standard">La aportación más importante a la narrativa del siglo XVI son las siguientes:</text:p>
      <text:list xml:id="list7282225541332139894" text:style-name="WWNum29">
        <text:list-item>
          <text:p text:style-name="P40">El lazarillo de Tormes – Anónimo (1554)</text:p>
        </text:list-item>
        <text:list-item>
          <text:p text:style-name="P40">Guzmán de alfarache – Mateo Alemán (1599)</text:p>
        </text:list-item>
        <text:list-item>
          <text:p text:style-name="P40">El Buscón – Francisco Quevedo</text:p>
        </text:list-item>
        <text:list-item>
          <text:p text:style-name="P40">La pícara Justina – Francisco López de Úbeda (1605)</text:p>
        </text:list-item>
      </text:list>
      <text:list xml:id="list7299668506069433898" text:style-name="WWNum30">
        <text:list-item>
          <text:p text:style-name="P41"><text:span text:style-name="T3">La novela picaresca</text:span></text:p>
        </text:list-item>
      </text:list>
      <text:p text:style-name="Standard"/>
      <text:list xml:id="list9095268178152948254" text:style-name="WWNum31">
        <text:list-item>
          <text:p text:style-name="P42">La primera novela picaresca es el lazarillo de Tormes que se publica en 1554. Es una obra anónima. Es una novela autobiográfica y el protagonista, el pícaro cuenta su vida desde la infancia.</text:p>
        </text:list-item>
        <text:list-item>
          <text:p text:style-name="P42">El personaje es un anti héroe, hijo de padres sin honra de orígenes humildes</text:p>
        </text:list-item>
        <text:list-item>
          <text:p text:style-name="P42">No le mueve el honor, únicamente aspira a asegurarse la existencia, principalmente a no pasar hambre.</text:p>
        </text:list-item>
        <text:list-item>
          <text:p text:style-name="P42">El protagonista es un personaje itinerante, es decir, que va de un lugar a otro.</text:p>
        </text:list-item>
        <text:list-item>
          <text:p text:style-name="P42">Es una novela realista, muestra el estado de la sociedad de la época.</text:p>
        </text:list-item>
      </text:list>
      <text:p text:style-name="Standard"/>
      <text:list xml:id="list6161743310564708412" text:style-name="WWNum32">
        <text:list-item>
          <text:p text:style-name="P43"><text:span text:style-name="T3">El lazarillo de Tormes</text:span></text:p>
        </text:list-item>
      </text:list>
      <text:p text:style-name="Standard"/>
      <text:p text:style-name="Standard">El <text:s/>tema principal de esta obra es la historia de un aprendizaje y también encontramos otros temas como el hambre, la hipocresía, la falsa honra, la pobreza, la insolidaridad <text:s/>y mendicidad. Todos estos temas hicieron que su autor no firmara esta obra por miedo a la inquisición. Del autor de esta obra lo desconocemos todo, debió ser seguidor de las ideas Erasmo de Rotterdam por las críticas al clero y la defensa de la caridad.</text:p>
      <text:p text:style-name="Standard"/>
      <text:p text:style-name="Standard"><text:span text:style-name="T3">Argumento:</text:span></text:p>
      <text:p text:style-name="Standard">Lázaro nace a orillas del rio Tormes en Salamanca, hijo de un padre ladrón. De niño entra al servicio de un ciego astuto y cruel. Sirve luego a un clérigo avaro, que apenas le da de comer. Despedido por robar comida, conoce a un nuevo amo, un escudero muy orgulloso y preocupado por su honra y su nobleza, pero que vive miserablemente.</text:p>
      <text:p text:style-name="Standard">Lázaro tiene que mendigar para comer él y su amo hasta que un día éste desaparece.</text:p>
      <text:p text:style-name="Standard">Después de muchas aventuras con otros amos un arcipreste que lo toma bajo su protección y lo casa una cría suya. La gente murmura de los tres, pero Lázaro cree que vive prósperamente y “En la cumbre”.</text:p>
      <text:p text:style-name="Standard">La novela fue un éxito por el realismo con el que representaba a la sociedad española del siglo XVI.</text:p>
      <text:p text:style-name="Standard"><text:soft-page-break/>Otra novedad de la obra es que el protagonista cambia y evoluciona, su personalidad se va formando según las experiencias y los hechos que vive.</text:p>
      <text:p text:style-name="Standard"/>
      <text:list xml:id="list5349724154423398554" text:style-name="WWNum33">
        <text:list-item>
          <text:p text:style-name="P44"><text:span text:style-name="T3">Miguel de cervantes</text:span></text:p>
        </text:list-item>
      </text:list>
      <text:p text:style-name="P2"/>
      <text:p text:style-name="Standard">La obra de Cervantes se desarrolla entre los SXVI y XVII a caballo entre el renacimiento y el barroco. Nació en Alcalá de Henares, en una familia humilde. En su adolescencia recibió una formación humanista, pero no llegó a efectuar estudios universitarios. Después marcho a Italia y participó como soldado en la batalla de Lepanto, en la que a causa de las heridas, perdió el uso de la mano izquierda, continuó como soldado algún tiempo y al regresar a España, fue apresado por los piratas turcos y permaneció cinco años cautivo en Argel. Tras varios intentos frustrados de fuga, pagaron su rescate y pudo regresar.</text:p>
      <text:p text:style-name="P2"/>
      <text:p text:style-name="Standard">A partir de entonces empiezan sus años más oscuros. Probó fortuna en el teatro, sin demasiada suerte. Ejerció varios oficios entre ellos el de recaudador de impuestos. Tuvo problemas con la justicia y por dos veces fue llevado a la cárcel de Sevilla, y es ahí en la cárcel cuando empieza a escribir El quijote. Publica la obra y obtiene un éxito extraordinario. A los 56 años de edad entre grandes apuros económicos continúo escribiendo hasta que murió en el 23 de abril de 1616.</text:p>
      <text:p text:style-name="P2"/>
      <text:list xml:id="list5234555288481346849" text:style-name="WWNum34">
        <text:list-item>
          <text:p text:style-name="P45"><text:span text:style-name="T3">El quijote</text:span></text:p>
        </text:list-item>
      </text:list>
      <text:p text:style-name="P2"/>
      <text:p text:style-name="Standard">La intención inicial de Cervantes con esta obra fue ridiculizar las novelas de caballerías, género muy popular en su época. Pero el Quijote es mucho más que una burla. Para realizar esa parodia inventa un personaje que se convierte en caballero andante pero que presenta una novedad respecto a los héroes de esas novelas; su contemporaneidad. Don quijote es un caballero que vive en la misma época que su autor, con lo cual parece ridículo y causa risa a todos los que le conocen.</text:p>
      <text:p text:style-name="Standard">La novela está dividida en 2 partes que fueron publicadas con un intervalo de diez años 1605 – 1615.</text:p>
      <text:p text:style-name="Standard"/>
      <text:p text:style-name="Standard"><text:span text:style-name="T3">El ingenioso Hidalgo Don quijote de la mancha (2 parte)</text:span></text:p>
      <text:p text:style-name="Standard"/>
      <text:p text:style-name="Standard">Alonso Quijano pierde el juicio de tanto leer libros de caballería. Queriendo imitar a los héroes de esas novelas, cambia su nombre por el de Don quijote de la Mancha y se lanza al mundo en busca de aventuras. Le guían nobles ideales: Proteger a los débiles, implantar la justicia y merecer el amor de Dulcinea del Toboso, nombre que da a una <text:s/>ruda labradora de un pueblo cercano. Armado de forma grotesca y montado en un viejo caballo, Rocinante, sale en busca de aventuras de las que saldrá muy mal parado: Siempre golpeado y burlado.</text:p>
      <text:p text:style-name="Standard"/>
      <text:p text:style-name="Standard">Debe guardar cama para curarse de sus heridas, por eso regresa a su pueblo y allí sus amigos queman todos sus libros para evitar que vuelva a enloquecer, no sirve de nada, vuelve a salir y acompañado de un labrador, Sancho panza, a quien ha convencido para que le sirva como escudero a cambio de riquezas y poder.</text:p>
      <text:p text:style-name="Standard">Don Quijote no distingue entre la realidad y la ficción. Más aún, transforma la realidad para adaptarla a sus ideales: Los molinos son gigantes, los rebaños ejércitos, las posadas castillos, las prostitutas princesas, los frailes magos y encantadores y cuando ve las cosas como son, los demás se encargan de cambiarle la realidad para burlarse de el con aventuras fingidas. Don Quijote es considerado universalmente como símbolo del hombre idealista que lucha por imponer su verdad contra el mundo. Sancho panza representa al sentido práctico de la vida, la visión realista y materialista de la cosas. Sin embargo a medida que avanza la novela se observa en Sancho una progresiva Quijotización, se aproxima a la visión idealista de su amo. La obra termina con la muerte de Don Quijote. Este muere al poco tiempo de recuperar la razón. Se deja vencer cuando no tiene ilusiones ni sueños por los que luchar.</text:p>
      <text:p text:style-name="Standard"><text:soft-page-break/></text:p>
      <text:p text:style-name="Standard"/>
      <text:p text:style-name="P57"/>
      <text:p text:style-name="Standard"/>
      <text:p text:style-name="Standard"/>
      <text:p text:style-name="Standard"><text:span text:style-name="T1">Tema 5: El Barroco. La Poesía (SXVII)</text:span></text:p>
      <text:p text:style-name="P12"/>
      <text:list xml:id="list4750520015492283127" text:style-name="WWNum35">
        <text:list-item>
          <text:p text:style-name="P46"><text:span text:style-name="T3">Introducción:</text:span></text:p>
        </text:list-item>
      </text:list>
      <text:p text:style-name="P35"/>
      <text:p text:style-name="Standard">El barroco es un movimiento cultural e ideológico que surge en Europa en el SXVII, en España es una época de crisis y decadencia. Los principales rasgos de este momento histórico son el pesimismo y el desengaño.</text:p>
      <text:p text:style-name="Standard"/>
      <text:p text:style-name="Standard">“El mundo es engaño y falsas apariencias” – Quevedo</text:p>
      <text:p text:style-name="Standard">“Vivir es ir muriendo cada día” – Quevedo</text:p>
      <text:p text:style-name="Standard"/>
      <text:p text:style-name="Standard">La literatura en esta época busca la complicación, la dificultad es sinónimo de belleza. Buscan la expresión original que provoque la admiración y la sorpresa del público. Agudeza es ingenio para huir de la vulgaridad.</text:p>
      <text:p text:style-name="Standard"/>
      <text:list xml:id="list39308996" text:continue-numbering="true" text:style-name="WWNum35">
        <text:list-item>
          <text:p text:style-name="P46"><text:span text:style-name="T2">Luís de Góngora</text:span></text:p>
        </text:list-item>
      </text:list>
      <text:p text:style-name="Standard">Nació en Córdoba, pertenecía a una ilustre familia. Marchó a Salamanca para estudiar y se ordenó sacerdote para beneficiarse de las rentas. Al final de su vida pasó grandes calamidades: Dificultades económicas, deudas de juego, enfermedades.</text:p>
      <text:p text:style-name="Standard">Góngora es el máximo representante del culteranismo, para esta corriente la forma importa más que el contenido; lo importante no está en lo que se dice sino en la manera rebuscada de decirlo. Para ello empleaban un léxico culto y abundantes recursos literarios: Metáforas, hipérbatos, alusiones mitológicas.</text:p>
      <text:p text:style-name="Standard"/>
      <text:p text:style-name="Standard"><text:span text:style-name="T2">Distinguimos dos etapas de su poesía:</text:span></text:p>
      <text:p text:style-name="Standard"/>
      <text:list xml:id="list613570608887622850" text:style-name="WWNum36">
        <text:list-item>
          <text:p text:style-name="P47"><text:span text:style-name="T2">La de su juventud:</text:span></text:p>
        </text:list-item>
      </text:list>
      <text:p text:style-name="P58">Composiciones en metros tradicionales (Romances, sonetos) Rasgos culteranos poco marcados.</text:p>
      <text:p text:style-name="P58">En esta época encontramos poemas amorosos donde aparece una visión desengañada del amor, es un sentimiento fugaz y con frecuencia, no correspondido. También escribió satíricos y burlescos, en contra de escritores como Quevedo, Lope, o contra los vicios de la corte y de la sociedad.</text:p>
      <text:list xml:id="list39329635" text:continue-numbering="true" text:style-name="WWNum36">
        <text:list-item>
          <text:p text:style-name="P36"><text:span text:style-name="T2">Poesía de madurez:</text:span></text:p>
        </text:list-item>
      </text:list>
      <text:p text:style-name="P59">En esta época encontramos los poemas mayores, escritos en estilo culterano. Destaca la fábula de Polifemo y Galatea.:</text:p>
      <text:p text:style-name="P59">Recrea el mito clásico donde el cíclope (Polifemo) enamorado de una ninfa y celoso por la relación de esta con Acis, despeña una roca sobre el joven con el fin de matarle. Resalta la compleja sintaxis y los continuos hipérbatos que utiliza el autor, dándole al texto una extrema dificultad.</text:p>
      <text:p text:style-name="P59">De esta etapa también destaca los soldados, poema inacabado que cuenta como un joven náufrago llega a la costa y allí participa en unas bodas.</text:p>
      <text:p text:style-name="P59">Góngora pretende mostrar las bondades de la vida en el campo frente a la ciudad y la corte. El asunto parece ser sólo un pretexto para utilizar el estilo y el lenguaje culteranos en la descripción de la naturaleza.</text:p>
      <text:p text:style-name="P59">Su poesía fue menospreciada en España a lo largo del SXVIII y XIX. Su complejidad y su</text:p>
      <text:p text:style-name="P59">Dificultad fueron argumento para las críticas del modernismo y la generación del 27.</text:p>
      <text:p text:style-name="P59"><text:soft-page-break/></text:p>
      <text:p text:style-name="P59"/>
      <text:p text:style-name="P59"/>
      <text:p text:style-name="P59"/>
      <text:p text:style-name="P59"/>
      <text:list xml:id="list39326729" text:continue-list="list39308996" text:style-name="WWNum35">
        <text:list-item>
          <text:p text:style-name="P37"><text:span text:style-name="T2">Francisco de Quevedo:</text:span></text:p>
        </text:list-item>
      </text:list>
      <text:p text:style-name="P62">Tuvo dos grandes pasiones a lo largo de su vida: La política y la literatura. Ambas le ocasionaron bastantes disgustos y en la política sufrió destierro y cárcel durante 5 años.</text:p>
      <text:p text:style-name="P62">Cultivó la poesía desde muy joven y poseía un increíble dominio de la lengua, esto le hizo ser la figura más destacada del conceptismo. Estilo literario que se basaba en las asociaciones ingeniosas de ideas o conceptos. El ideal es expresar muchas cosas con pocas palabras.</text:p>
      <text:p text:style-name="P62"/>
      <text:p text:style-name="P62">“Lo bueno si es breve, dos veces bueno”</text:p>
      <text:p text:style-name="P62"/>
      <text:p text:style-name="P62">Abunda: Antítesis (Dos conceptos opuestos), paradojas, juegos de palabras, dobles significados.</text:p>
      <text:p text:style-name="P62"/>
      <text:p text:style-name="P62"><text:span text:style-name="T2">Su obra se divide en:</text:span></text:p>
      <text:list xml:id="list72251435743902744" text:style-name="WWNum38">
        <text:list-item>
          <text:p text:style-name="P38">Poemas metafísicos:</text:p>
        </text:list-item>
      </text:list>
      <text:p text:style-name="P65">Expresa el sentimiento trágico de la vida (vivo, para morir), la brevedad de esta, y la angustia por el paso del tiempo.</text:p>
      <text:list xml:id="list39302215" text:continue-numbering="true" text:style-name="WWNum38">
        <text:list-item>
          <text:p text:style-name="P38">Poemas morales:</text:p>
        </text:list-item>
      </text:list>
      <text:p text:style-name="P65">Muestran la corrupción del mundo y realiza una sátira de realidad Española.</text:p>
      <text:list xml:id="list39322611" text:continue-numbering="true" text:style-name="WWNum38">
        <text:list-item>
          <text:p text:style-name="P38">Poemas amorosos:</text:p>
        </text:list-item>
        <text:list-item>
          <text:p text:style-name="P38">Expresa la contradicción entre el amor como lo único que puede vencer a la muerte y a la angustia, pero que muchas veces es un ideal inalcanzable.</text:p>
        </text:list-item>
      </text:list>
      <text:p text:style-name="Standard"/>
      <text:list xml:id="list39305964" text:continue-list="list39326729" text:style-name="WWNum35">
        <text:list-item>
          <text:p text:style-name="P46"><text:span text:style-name="T2">Lope de vega</text:span></text:p>
        </text:list-item>
      </text:list>
      <text:p text:style-name="P61">Desde pequeño dio muestras de ingenio e inteligencia, se cuenta que a los 13 años escribió su primera comedia. Estudió en la universidad de Alcalá pero abandonó los estudios para entregarse a las 2 grandes pasiones de su vida: El amor y la literatura. Se casó 3 veces y mantuvo otras relaciones fuera de sus matrimonios. A la muerte de su segunda esposa y de su hijo se ordenó sacerdote, pero dos años más tarde se enamora de una mujer casada (De la que tuvo varios hijos). Sus últimos años estuvieron marcados por las desgracias familiares y los apuros económico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text:span text:style-name="T1">Tema 6: El teatro Barroco</text:span></text:p>
      <text:p text:style-name="P63"/>
      <text:p text:style-name="P61"><text:span text:style-name="T4">Fue el género literario más innovador <text:s/>y de mayor éxito. Se formaron compañías teatrales y, en algunas ciudades, se abrieron locales estables para la representación: Los corrales. Los corrales de comedias eran patios traseros de las casas que se distribuían de este modo:</text:span></text:p>
      <text:p text:style-name="P64"/>
      <text:list xml:id="list39321208" text:continue-numbering="true" text:style-name="WWNum35">
        <text:list-item>
          <text:list>
            <text:list-item>
              <text:p text:style-name="P46"><text:span text:style-name="T4">El escenario: Allí estaban dos o tres músicos que tocaban desde un lateral.</text:span></text:p>
            </text:list-item>
            <text:list-item>
              <text:p text:style-name="P46"><text:span text:style-name="T4">El patio: Era el lugar de los hombres, había unos bancos frente al escenario que para sentarse en ellos había que pagar un suplemento.</text:span></text:p>
            </text:list-item>
            <text:list-item>
              <text:p text:style-name="P46"><text:span text:style-name="T4">También estaba el lugar de los mosqueteros, en el patio y de pie. Aquí solo estaban las clases populares los Mosqueteros hacían ruido si no les gustaba la comedia y de ellos pretendía el éxito o fracaso de una representación.</text:span></text:p>
            </text:list-item>
            <text:list-item>
              <text:p text:style-name="P46"><text:span text:style-name="T4">La cazuela: Era donde se sentaban las mujeres, al fondo y arriba frente al escenario, con gradas y rejas a los lados para incomunicarlo del resto del corral.</text:span></text:p>
            </text:list-item>
            <text:list-item>
              <text:p text:style-name="P46"><text:span text:style-name="T4">Los balcones y ventanas de las casas vecinas constituían el lugar más privilegiado para la observación. Allí se sentaban los nobles, y allí asistían conjuntamente hombres y mujeres. También había aposentos privados para mantener el anonimato de sus ocupantes. Solían ser utilizados por la familia real.</text:span></text:p>
            </text:list-item>
            <text:list-item>
              <text:p text:style-name="P46"><text:span text:style-name="T4">Los desvanes o áticos: Por último, estaban los desvanes o áticos donde los curas o algunos eclesiásticos y literatos realizaban la tertulia literaria en la que discutían sobre la moralidad de la obra.</text:span></text:p>
            </text:list-item>
          </text:list>
        </text:list-item>
      </text:list>
      <text:p text:style-name="P67"/>
      <text:p text:style-name="P66"><text:span text:style-name="T4">Las representaciones duraban entre 4 y 6 horas. Comenzaban al medio día y finalizaban a la puesta de sol.</text:span></text:p>
      <text:p text:style-name="P67"/>
      <text:list xml:id="list39328546" text:continue-list="list6926390580957472972" text:style-name="WWNum27">
        <text:list-item>
          <text:p text:style-name="P34"><text:span text:style-name="T3">La comedia nueva</text:span></text:p>
        </text:list-item>
      </text:list>
      <text:p text:style-name="P60"/>
      <text:p text:style-name="P58"><text:span text:style-name="T4">El deseo de satisfacer los gustos y exigencias del público impulsó a Lope de vega a renovar el teatro Español de la época:</text:span></text:p>
      <text:p text:style-name="P60"/>
      <text:list xml:id="list4034977615868367082" text:style-name="WWNum40">
        <text:list-item>
          <text:p text:style-name="P50"><text:span text:style-name="T4">Mezcla lo trágico y lo cómico en una misma obra, lo que iba en contra de las normas clásicas. Esta mezcla proporciona mayor variedad y animación.</text:span></text:p>
        </text:list-item>
        <text:list-item>
          <text:p text:style-name="P50"><text:span text:style-name="T4">Ruptura de la regla de las 3 unidades: los humanistas del renacimiento habían establecido que la obra de teatro debía limitarse a una única acción y esta debía de desarrollarse en el tiempo máximo de un día y un espacio y un lugar.</text:span></text:p>
        </text:list-item>
        <text:list-item>
          <text:p text:style-name="P50"><text:span text:style-name="T4">Difusión de la obra en 3 actos, en lugar de los 5 de la comedia clásica (Planteamiento, nudo y desenlace)</text:span></text:p>
        </text:list-item>
        <text:list-item>
          <text:p text:style-name="P50"><text:span text:style-name="T4">Variedad métrica</text:span></text:p>
        </text:list-item>
        <text:list-item>
          <text:p text:style-name="P50"><text:span text:style-name="T4">Adecuación al lenguaje</text:span></text:p>
        </text:list-item>
        <text:list-item>
          <text:p text:style-name="P50"><text:span text:style-name="T4">Introducción del personaje del “Gracioso” figura del donaire. Se trata de un criado que siempre ofrece una réplica cómica de las palabras, ideas, o sentimientos de su amo.</text:span></text:p>
        </text:list-item>
        <text:list-item>
          <text:p text:style-name="P50"><text:span text:style-name="T4">Aparecen siempre una serie de personajes fácilmente reconocibles: El galán, la dama, el villano (De la villa), el rey, el noble rico y poderoso.</text:span></text:p>
        </text:list-item>
        <text:list-item>
          <text:p text:style-name="P50"><text:span text:style-name="T4">Los temas más tratados son el honor o la honra también el amor y la exaltación de la monarquía.</text:span></text:p>
        </text:list-item>
      </text:list>
      <text:p text:style-name="P70"/>
      <text:list xml:id="list39316782" text:continue-list="list39328546" text:style-name="WWNum27">
        <text:list-item>
          <text:p text:style-name="P34"><text:span text:style-name="T2">Lope de vega</text:span></text:p>
        </text:list-item>
      </text:list>
      <text:p text:style-name="Standard"><text:soft-page-break/><text:span text:style-name="T4">Fue un gran creador, además de cultivar todos los géneros literarios escribió 1500 obras teatrales, seguras se les atribuyen unas 800. Se conservan 500.</text:span></text:p>
      <text:p text:style-name="Standard"><text:span text:style-name="T4">Para el, el fin principal del teatro es entretener no encontramos en sus obras profundas cuestiones si no acción y emoción.</text:span></text:p>
      <text:p text:style-name="P48"/>
      <text:p text:style-name="Standard"><text:span text:style-name="T4">Obras más importantes.</text:span></text:p>
      <text:p text:style-name="P48"/>
      <text:p text:style-name="Standard"><text:span text:style-name="T4">Fuenteovejuna:</text:span></text:p>
      <text:p text:style-name="Standard"><text:span text:style-name="T4">Ante los abusos del gobernador, el pueblo de Fuenteovejuna se une para dar muerte al tirano. Todos se hacen responsables del asesinato, ni si quiera el tormento consigue doblegarlos. Los reyes conscientes de los actos injustos del comendador perdonan al pueblo.</text:span></text:p>
      <text:p text:style-name="P48"/>
      <text:p text:style-name="Standard"><text:span text:style-name="T4">Peribáñez y el comendador de Ocaña:</text:span></text:p>
      <text:p text:style-name="Standard"><text:span text:style-name="T4">Aquí el protagonista es un rico labrador que para defender su honra mata al noble que ha intentado acercarse a su mujer. En vez de castigarle el rey aprueba y elogia su acción.</text:span></text:p>
      <text:p text:style-name="P48"/>
      <text:list xml:id="list39320861" text:continue-numbering="true" text:style-name="WWNum27">
        <text:list-item>
          <text:p text:style-name="P34"><text:span text:style-name="T3">Tirso de molina</text:span></text:p>
        </text:list-item>
      </text:list>
      <text:p text:style-name="P72"><text:span text:style-name="T4">Seudónimo de Fray Gabriel Téllez. Fue el más importante de los seguidores de Lope. Fiel continuador de la comedia nueva, aportó las siguientes innovaciones:</text:span></text:p>
      <text:list xml:id="list7487402473522445159" text:style-name="WWNum41">
        <text:list-item>
          <text:p text:style-name="P51"><text:span text:style-name="T4">Personajes con más carácter, algunos se han convertido en mitos universales: El don Juan, personaje imitado y recreado en otras literaturas.</text:span></text:p>
        </text:list-item>
        <text:list-item>
          <text:p text:style-name="P51"><text:span text:style-name="T4">Dio mucho protagonismo a las mujeres. Astutas, capaces de igualarse al varón y gozar de la misma libertad.</text:span></text:p>
        </text:list-item>
      </text:list>
      <text:p text:style-name="P48"/>
      <text:p text:style-name="Standard"><text:span text:style-name="T4">Obras más importantes:</text:span></text:p>
      <text:list xml:id="list6019994572833579741" text:style-name="WWNum43">
        <text:list-item>
          <text:p text:style-name="P52"><text:span text:style-name="T4">El burlador de Sevilla</text:span></text:p>
        </text:list-item>
        <text:list-item>
          <text:p text:style-name="P52"><text:span text:style-name="T4">Don Gil de las calzas verdes</text:span></text:p>
        </text:list-item>
      </text:list>
      <text:list xml:id="list39321737" text:continue-list="list39320861" text:style-name="WWNum27">
        <text:list-item>
          <text:p text:style-name="P34"><text:span text:style-name="T3">Calderón de la Barca (Pedro Antonio)</text:span></text:p>
        </text:list-item>
      </text:list>
      <text:p text:style-name="P72"><text:span text:style-name="T4">Su vida fue más tranquila que la de Lope y su obra no reflejaba tan abiertamente su intimidad. Ya mayor se ordenó Sacerdote, pero no abandonó el teatro, en todas sus obras manifestó su interés por los temas religiosos y mitológicos.</text:span></text:p>
      <text:p text:style-name="P72"><text:span text:style-name="T4">Su teatro a diferencia del de Lope, tiende más a la reflexión intelectual y filosófica. Además Calderón sustituye la naturalidad del lenguaje teatral de Lope por una acumulación de recursos literarios.</text:span></text:p>
      <text:p text:style-name="P72"><text:span text:style-name="T4">Obras más importantes:</text:span></text:p>
      <text:p text:style-name="P72"><text:span text:style-name="T3">El alcalde de Zalamea:</text:span></text:p>
      <text:p text:style-name="P72"><text:span text:style-name="T4">La vida de las gentes sencillas del campo se ve rota por la actualidad vil de algunos militares. El capitán del ejército rapta y fuerza a la hija del alcalde. Este venga su honor dando muerte al agresor y, a diferencia de otros padres de la época comprende y acoge a su hija.</text:span></text:p>
      <text:p text:style-name="P72"><text:span text:style-name="T3">La vida es sueño:</text:span></text:p>
      <text:p text:style-name="P72"><text:span text:style-name="T4">Para impedir el cumplimiento del oráculo, según el cual el príncipe Segismundo iba a ser un rey tirano que atentaría contra su padre y contra su pueblo el rey lo encierra en una torre oscura desde su nacimiento. Allí Segismundo se lamenta de su falta de libertad y no comprende porque otros seres inferiores viven libres.</text:span></text:p>
      <text:p text:style-name="P73"/>
      <text:p text:style-name="P48"/>
      <text:p text:style-name="P63"/>
      <text:p text:style-name="P63"/>
      <text:p text:style-name="P63"/>
      <text:p text:style-name="P63"/>
      <text:p text:style-name="P63"/>
      <text:p text:style-name="P63"><text:soft-page-break/></text:p>
      <text:p text:style-name="P63"/>
      <text:p text:style-name="P63"/>
      <text:p text:style-name="P61"><text:span text:style-name="T1">Tema 7: La Ilustración en el SXVIII</text:span></text:p>
      <text:p text:style-name="P63"/>
      <text:list xml:id="list39308369" text:continue-numbering="true" text:style-name="WWNum27">
        <text:list-item>
          <text:list>
            <text:list-item>
              <text:p text:style-name="P34"><text:span text:style-name="T3">Introducción</text:span></text:p>
            </text:list-item>
          </text:list>
        </text:list-item>
      </text:list>
      <text:p text:style-name="P69"><text:span text:style-name="T4">Movimiento reformista que se difundió desde Francia por toda Europa por todo el SXVIII. Entre sus pensadores destacan Voltaire, Montesquieu, Rousseau. Sus rasgos fundamentales son:</text:span></text:p>
      <text:list xml:id="list39311315" text:continue-list="list6019994572833579741" text:style-name="WWNum43">
        <text:list-item>
          <text:p text:style-name="P52"><text:span text:style-name="T4">Confianza en la razón como único medio de alcanzar el progreso y la felicidad.</text:span></text:p>
        </text:list-item>
        <text:list-item>
          <text:p text:style-name="P52"><text:span text:style-name="T4">Didactismo</text:span></text:p>
        </text:list-item>
        <text:list-item>
          <text:p text:style-name="P52"><text:span text:style-name="T4">Predomina una literatura de ideas sobre una literatura imaginativa y creativa</text:span></text:p>
        </text:list-item>
        <text:list-item>
          <text:p text:style-name="P52"><text:span text:style-name="T4">En lo político, los monarcas y los gobiernos practican el despotismo ilustrado “Todo para el pueblo, pero sin el pueblo”</text:span></text:p>
        </text:list-item>
      </text:list>
      <text:list xml:id="list39310833" text:continue-list="list39308369" text:style-name="WWNum27">
        <text:list-item>
          <text:list>
            <text:list-item>
              <text:p text:style-name="P34"><text:span text:style-name="T3">Las instituciones ilustradas:</text:span></text:p>
            </text:list-item>
          </text:list>
        </text:list-item>
      </text:list>
      <text:p text:style-name="P69"><text:span text:style-name="T4">En España para conseguir los propósitos educativos e instructivos de la ilustración proliferaron una serie de instituciones: La biblioteca Nacional, La real Academia, El jardín Botánico, El museo del Prado, La academia de la Historia, Colegio de medicina…</text:span></text:p>
      <text:p text:style-name="P71"/>
      <text:list xml:id="list39318044" text:continue-numbering="true" text:style-name="WWNum27">
        <text:list-item>
          <text:list>
            <text:list-item>
              <text:p text:style-name="P34"><text:span text:style-name="T3">El neoclasicismo</text:span></text:p>
            </text:list-item>
          </text:list>
        </text:list-item>
      </text:list>
      <text:p text:style-name="P69"><text:span text:style-name="T4">La literatura de esta época pretende ser útil a la sociedad, es crítica, y por eso se introducen nuevos géneros como el ensayo y el artículo periodístico. Además se producen el seguimiento de las normas clásicas y el predominio de lo racional sobre lo sentimental.</text:span></text:p>
      <text:list xml:id="list39301304" text:continue-numbering="true" text:style-name="WWNum27">
        <text:list-item>
          <text:list>
            <text:list-item>
              <text:p text:style-name="P34"><text:span text:style-name="T3">La poesía en el SXVIII.</text:span></text:p>
            </text:list-item>
          </text:list>
        </text:list-item>
      </text:list>
      <text:p text:style-name="P69"><text:span text:style-name="T4">El racionalismo no favorecerá el cultivo de este género, hablar de los propios sentimientos no está bien visto. Los temas son filosóficos o anacreónticos (Exaltación de los placeres del amor y del vino): El autor más destacado es Meléndez Valdés.</text:span></text:p>
      <text:p text:style-name="P69"><text:span text:style-name="T4">Otros poetas como Tomás de Iriarte y Félix María Samaniego se dedicarán a la composición de fábulas.</text:span></text:p>
      <text:list xml:id="list39319417" text:continue-numbering="true" text:style-name="WWNum27">
        <text:list-item>
          <text:list>
            <text:list-item>
              <text:p text:style-name="P34"><text:span text:style-name="T3">La prosa en el SXVIII</text:span></text:p>
            </text:list-item>
          </text:list>
        </text:list-item>
      </text:list>
      <text:p text:style-name="P69"><text:span text:style-name="T4">Su principal característica es su finalidad educativa.</text:span></text:p>
      <text:p text:style-name="P69"><text:span text:style-name="T4">Autores principales:</text:span></text:p>
      <text:p text:style-name="P70"/>
      <text:p text:style-name="P74"><text:span text:style-name="T3">5.1 Feijoo</text:span><text:span text:style-name="T4">:</text:span></text:p>
      <text:p text:style-name="P69"><text:span text:style-name="T4">Gran parte de sus escrituras fueron dirigidas a combatir las supersticiones y las falsas creencias populares. Sus obras más famosas:</text:span></text:p>
      <text:p text:style-name="P69"><text:span text:style-name="T4">- Teatro crítico universal</text:span></text:p>
      <text:p text:style-name="P69"><text:span text:style-name="T4">- Cartas eruditas y curiosas</text:span></text:p>
      <text:p text:style-name="P70"/>
      <text:p text:style-name="P75"><text:span text:style-name="T3">5.2 José Cadalso</text:span><text:span text:style-name="T4">:</text:span></text:p>
      <text:p text:style-name="P69"><text:span text:style-name="T4">Su obra más importante fue las cartas marruecas:</text:span></text:p>
      <text:p text:style-name="P69"><text:span text:style-name="T4">La obra está formada por 90 cartas cruzadas entre 3 personajes, un español, un marroquí, que ha venido a España con el embajador y decide quedarse para conocer mejor el país. Y el tercero es otro marroquí. De esta manera Cadalso consigue acercarse a la realidad desde 3 perspectivas diferentes. Estas cartas sirven para criticar severamente la vida</text:span></text:p>
      <text:p text:style-name="P69"><text:span text:style-name="T4">Económica, social y cultural de España.</text:span></text:p>
      <text:p text:style-name="P70"/>
      <text:p text:style-name="P75"><text:span text:style-name="T3">5.3 Jovellanos:</text:span></text:p>
      <text:p text:style-name="P69"><text:span text:style-name="T4">Es el prototipo del reformador moderado, sus libros en prosa no son de ficción sino de contenido político y económico.</text:span></text:p>
      <text:p text:style-name="P69"><text:soft-page-break/><text:span text:style-name="T4">Memoria para el arreglo de la policía de los espectáculos, su obra más importante, analiza las diversiones y los espectáculos públicos.</text:span></text:p>
      <text:p text:style-name="P70"/>
      <text:p text:style-name="P70"/>
      <text:p text:style-name="P70"/>
      <text:p text:style-name="P70"/>
      <text:list xml:id="list39331752" text:continue-numbering="true" text:style-name="WWNum27">
        <text:list-item>
          <text:list>
            <text:list-item>
              <text:p text:style-name="P34"><text:span text:style-name="T3">El teatro en el SXVIII</text:span></text:p>
            </text:list-item>
          </text:list>
        </text:list-item>
      </text:list>
      <text:p text:style-name="P69"><text:span text:style-name="T4">Los Neoclásicos propusieron a los poderes públicos regular las normas teatrales. Los políticos aceptaron el reto al ver que el teatro podía ser un buen vehículo para defender sus ideales reformistas. Así poco a poco se va acabando con el teatro Barroco.</text:span></text:p>
      <text:p text:style-name="P70"/>
      <text:p text:style-name="Standard"><text:span text:style-name="T3">6.1 Moratín (Autor más importante de la época)</text:span></text:p>
      <text:p text:style-name="Standard"><text:span text:style-name="T4">Fue el único dramaturgo que consiguió encontrar la fórmula teatral que buscaban los intelectuales de su época. Todas sus obras tienen un fin didáctico. Los personajes, los hechos y los problemas reflejan los vicios y las malas costumbres de la época. Entre sus obras destacan:</text:span></text:p>
      <text:p text:style-name="Standard"><text:span text:style-name="T4">El sí de las niñas: La joven Francisca de 16 años, recién salida del convento va a casarse con Don Diego un anciano acomodado de 60 años. Don diego se entera de que la muchacha está enamorada de otro hombre y renuncia a sus pretensiones para que se casen los 2 enamorados. De esta manera, gracias a la actitud razonadora y sensata de Don. Diego (Un hombre ilustrado) triunfa la verdad y el amor.</text:span></text:p>
      <text:p text:style-name="P70"/>
      <text:p text:style-name="P48"/>
      <text:p text:style-name="P76"/>
      <text:p text:style-name="P7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Standard"><text:span text:style-name="T1">Tema 8: La literatura en la primera mitad del SXIX</text:span></text:p>
      <text:p text:style-name="Standard"><text:span text:style-name="T1">El Romanticismo</text:span></text:p>
      <text:p text:style-name="P12"/>
      <text:list xml:id="list4067053928545093511" text:style-name="WWNum44">
        <text:list-item>
          <text:p text:style-name="P53"><text:span text:style-name="T3">Características Generales</text:span></text:p>
        </text:list-item>
      </text:list>
      <text:p text:style-name="P79"><text:span text:style-name="T4">Movimiento cultural que surge en Europa (Alemania e Inglaterra en la primera mitad del SXIX.</text:span></text:p>
      <text:p text:style-name="P79"><text:span text:style-name="T4">Sus rasgos más importantes son:</text:span></text:p>
      <text:list xml:id="list39331135" text:continue-numbering="true" text:style-name="WWNum44">
        <text:list-item>
          <text:list>
            <text:list-item>
              <text:p text:style-name="P53"><text:span text:style-name="T4">Los sentimientos se convierten en el centro de la obra (Romántico, Poema, Novela) Sentimientos del auto (Yo poético, emociones personales que brotan de la insatisfacción (tristeza, soledad, melancolía, desesperación).</text:span></text:p>
            </text:list-item>
            <text:list-item>
              <text:p text:style-name="P53"><text:span text:style-name="T4">Se exalta la libertad por encima de todo. El artista rompe con las normas.</text:span></text:p>
            </text:list-item>
            <text:list-item>
              <text:p text:style-name="P53"><text:span text:style-name="T4">La naturaleza es confidente del artista: El espejo del estado de ánimo.</text:span></text:p>
            </text:list-item>
          </text:list>
        </text:list-item>
      </text:list>
      <text:p text:style-name="P81"/>
      <text:list xml:id="list39317453" text:continue-numbering="true" text:style-name="WWNum44">
        <text:list-item>
          <text:p text:style-name="P53"><text:span text:style-name="T3">El romanticismo en España:</text:span></text:p>
        </text:list-item>
      </text:list>
      <text:p text:style-name="P79"><text:span text:style-name="T4">Fue un movimiento tardío y de corta duración, apenas duró una década. Se inicia en 1835 con el regreso de exiliados liberales y desaparece en 1844 coincidiendo con el estreno de <text:s text:c="10"/>Don Juan Tenorio.</text:span></text:p>
      <text:p text:style-name="P80"/>
      <text:list xml:id="list39304480" text:continue-numbering="true" text:style-name="WWNum44">
        <text:list-item>
          <text:p text:style-name="P53"><text:span text:style-name="T3">La poesía Romántica</text:span></text:p>
        </text:list-item>
      </text:list>
      <text:p text:style-name="P82"/>
      <text:p text:style-name="P66"><text:span text:style-name="T3">3.1 </text:span><text:span text:style-name="T4">Espronceda: Hombre de espíritu apasionado, rebelde ante la justician, inconformista con el mundo que le tocó vivir y generoso con los débiles. Esto le supuso la cárcel y el exilio.</text:span></text:p>
      <text:p text:style-name="P83"><text:span text:style-name="T4">Muere joven (34 años) poniendo fin a una vida intensa. Sus obras más importantes son:</text:span></text:p>
      <text:p text:style-name="P82"/>
      <text:list xml:id="list39332193" text:continue-list="list39311315" text:style-name="WWNum43">
        <text:list-item>
          <text:p text:style-name="P52"><text:span text:style-name="T4">El estudiante de salamanca: Poema narrativo que recrea el mito de Don juan con la diferencia que aquí Don juan es castigado.</text:span></text:p>
        </text:list-item>
        <text:list-item>
          <text:p text:style-name="P52"><text:span text:style-name="T4">El cuento de Teresa: Recuerda su historia de amor, ilusión, desengaño.</text:span></text:p>
        </text:list-item>
        <text:list-item>
          <text:p text:style-name="P52"><text:span text:style-name="T4">Canción del pirata: Expresión de su rebeldía y de su protesta contra las normas sociales.</text:span></text:p>
        </text:list-item>
        <text:list-item>
          <text:p text:style-name="P49"/>
        </text:list-item>
      </text:list>
      <text:p text:style-name="Standard"><text:span text:style-name="T3">3.2 Gustavo Adolfo Bécquer:</text:span></text:p>
      <text:p text:style-name="P66"><text:span text:style-name="T4">Llevo una vida pobre y bohémica, contrajo la tuberculosis y sufrió muchos engaños <text:s text:c="3"/>amorosos. Murió joven a los 34 años consumido por la enfermedad. Su obra poética es breve pero muy valiosa es una poesía sencilla pero llena de emoción y sentimiento. Cuando murió sus amigos publicaron toda su obra poética con el título de rimas.</text:span></text:p>
      <text:p text:style-name="P67"/>
      <text:list xml:id="list39327331" text:continue-numbering="true" text:style-name="WWNum43">
        <text:list-item>
          <text:p text:style-name="P52"><text:span text:style-name="T4">La poesía, el amor ilusionado, el fracaso en el amor y el engaño y por último, la soledad y la muerte. Su poesía tendrá una enorme influencia posterior en Machado, <text:s/>J. Ramón Jiménez y los poetas del 27.</text:span></text:p>
        </text:list-item>
        <text:list-item>
          <text:p text:style-name="P52"><text:span text:style-name="T4">En prosa escribió “Las Leyendas”: narraciones breves que recrean temas misteriosos y sobrenaturales. Las obras más conocidas son: “El rayo de luna” y “El monte de las ánimas”</text:span></text:p>
        </text:list-item>
      </text:list>
      <text:p text:style-name="P68"/>
      <text:p text:style-name="P66"><text:span text:style-name="T3">3.3. Rosalía de castro</text:span></text:p>
      <text:p text:style-name="P66"><text:span text:style-name="T4">Su obra poética escrita casi toda en gallego, comparte abundantes rasgos con la de Bécquer: Sencillez expresiva y temas intimistas con una visión dolorosa y sombría de la vida. Sui mejor obra en Castellano es “En las orillas del sar”.</text:span></text:p>
      <text:p text:style-name="P67"><text:soft-page-break/></text:p>
      <text:p text:style-name="P80"/>
      <text:p text:style-name="P80"/>
      <text:p text:style-name="P80"/>
      <text:list xml:id="list39317180" text:continue-list="list39304480" text:style-name="WWNum44">
        <text:list-item>
          <text:p text:style-name="P53"><text:span text:style-name="T3">La prosa Romántica</text:span></text:p>
        </text:list-item>
      </text:list>
      <text:p text:style-name="P68"/>
      <text:p text:style-name="P66"><text:span text:style-name="T3">4.1 La novela histórica: </text:span><text:span text:style-name="T4">La novela en el romanticismo nunca trató de temas contemporáneos, se situó en épocas pasadas, preferentemente en la Edad Media. En España esta novela histórica no produjo obras de calidad, por eso se leen obras extranjeras como Los tres mosqueteros de Alexandre Dumas y Ivanhoe de W.Scott.</text:span></text:p>
      <text:p text:style-name="P67"/>
      <text:p text:style-name="P66"><text:span text:style-name="T3">4.2 Mariano José de Larra</text:span></text:p>
      <text:p text:style-name="P66"><text:span text:style-name="T4">Estudió en París y de regreso comprobó las grandes diferencias que existían entre la moderna sociedad francesa y la atrasada sociedad Española. Intentará a través del periodismo defender la necesidad de europeizar España. A los diecinueve años fundó su primer periódico “El duende Satírico del día”, colaboró en varias revistas y periódicos con el seudónimo de “Fígaro”.</text:span></text:p>
      <text:p text:style-name="P66"><text:span text:style-name="T4">Insatisfecho de su vida y de su entorno se suicidó a los 28 años de edad.</text:span></text:p>
      <text:p text:style-name="P66"><text:span text:style-name="T4">Se distingue por su personalidad crítica, su incansable lucha por la libertad y sus dotes de observador de la realidad. Fue el gran periodista del SXIX destacan sus artículos de costumbres que tienen como tema los efectos de la sociedad española: La grosería, la falta de educación (El castellano viejo), la inoperancia de la administración y la pobreza (Vuelva usted mañana).</text:span></text:p>
      <text:p text:style-name="P67"/>
      <text:list xml:id="list39332229" text:continue-numbering="true" text:style-name="WWNum44">
        <text:list-item>
          <text:p text:style-name="P53"><text:span text:style-name="T3">El teatro del romanticismo:</text:span></text:p>
        </text:list-item>
      </text:list>
      <text:p text:style-name="P79"><text:span text:style-name="T4">Expresa el conflicto de la época: El choque entre los ideales y la realidad, entre el individuo y la solidad, entre el individuo y la sociedad. El tema básico es el amor, un amor apasionado que choca con las normas sociales. Casi siempre termina en tragedia y se sitúa en un marco medieval.</text:span></text:p>
      <text:p text:style-name="P79"><text:span text:style-name="T4">La finalidad no es educar al público sino conmoverlo emocionalmente.</text:span></text:p>
      <text:p text:style-name="P79"><text:span text:style-name="T4">Las obras más importantes son:</text:span></text:p>
      <text:p text:style-name="P80"/>
      <text:p text:style-name="P79"><text:span text:style-name="T4">a) Don Álvaro o la fuerza del sino. Duque de Rivas, El tema principal de la obra es la fatalidad el destino negro que persigue al protagonista.</text:span></text:p>
      <text:p text:style-name="P79"><text:span text:style-name="T4">b) Don juan tenorio, José Zorrilla:</text:span></text:p>
      <text:p text:style-name="P79"><text:span text:style-name="T4">Don Juan se enamora sinceramente de Doña Inés, mujer inocente y angelical. Es precisamente la fuerza de este amor la que le permite arrepentirse de su vida escandalosa y salvar su alma reuniéndose en el cielo con su amada.</text:span></text:p>
      <text:p text:style-name="P80"/>
      <text:p text:style-name="P80"/>
      <text:p text:style-name="P80"/>
      <text:p text:style-name="P80"/>
      <text:p text:style-name="P80"/>
      <text:p text:style-name="P67"/>
      <text:p text:style-name="P48"/>
      <text:p text:style-name="P48"/>
      <text:p text:style-name="P82"/>
      <text:p text:style-name="P82"/>
      <text:p text:style-name="P48"/>
      <text:p text:style-name="P48"/>
      <text:p text:style-name="P48"/>
      <text:p text:style-name="P48"/>
      <text:p text:style-name="P48"><text:soft-page-break/></text:p>
      <text:p text:style-name="P48"/>
      <text:p text:style-name="P48"/>
      <text:p text:style-name="P48"/>
      <text:p text:style-name="Standard"><text:span text:style-name="T1">Tema 9: La literatura en la segunda mitad del SXIX: Realismo y Naturalismo.</text:span></text:p>
      <text:p text:style-name="P12"/>
      <text:p text:style-name="Standard"><text:span text:style-name="T3">1. Realismo: </text:span><text:span text:style-name="T4">Nuevo enfoque artístico, se acerca a la sociedad para analizarla y conocerla. Se observa la realidad y la refleja. Nace en Francia hacia 1830.</text:span></text:p>
      <text:p text:style-name="P48"/>
      <text:p text:style-name="Standard"><text:span text:style-name="T3">2. La novela realista</text:span></text:p>
      <text:p text:style-name="Standard"><text:span text:style-name="T4">a) Observación del mundo que rodea al escritor</text:span></text:p>
      <text:p text:style-name="Standard"><text:span text:style-name="T4">b) Descripción del ambiente y del carácter de los personajes para dar verosimilitud a la historia. </text:span></text:p>
      <text:p text:style-name="Standard"><text:span text:style-name="T4">c) Narración objetiva, normalmente en 3º persona, con un narrador omnisciente que lo sabe todo sobre sus personajes.</text:span></text:p>
      <text:p text:style-name="P48"/>
      <text:p text:style-name="Standard"><text:span text:style-name="T3">3. Principales novelistas del realismo:</text:span></text:p>
      <text:p text:style-name="Standard"><text:span text:style-name="T4">Alarcón (Pre realismo)</text:span></text:p>
      <text:p text:style-name="Standard"><text:span text:style-name="T4">Pereda (Realismo conservador)</text:span></text:p>
      <text:p text:style-name="Standard"><text:span text:style-name="T4">Valera, Galdós, Clarín (Realismo progresista, la obra más importante es Pepita Jiménez de Valera)</text:span></text:p>
      <text:p text:style-name="P48"/>
      <text:p text:style-name="Standard"><text:span text:style-name="T3">3.1 Benito Pérez Galdós</text:span></text:p>
      <text:p text:style-name="Standard"><text:span text:style-name="T4">Es la figura central del realismo. Fue amante de Emilia Pardo. Intervino activamente en política lo que perjudicó su carrera literaria. Progresista, enemigo de la intransigencia y el fanatismo religioso.</text:span></text:p>
      <text:p text:style-name="Standard"><text:span text:style-name="T4">Escribió muchísimas novelas (unas 100) a través de las cuales reconstruye la vida española del siglo XIX. La crítica les divide en 2 grandes grupos:</text:span></text:p>
      <text:p text:style-name="P48"/>
      <text:p text:style-name="Standard"><text:span text:style-name="T4">a) Episodios Nacionales: </text:span></text:p>
      <text:p text:style-name="Standard"><text:span text:style-name="T4">Novelas cortes de ambientación historia (Trafalgar)</text:span></text:p>
      <text:p text:style-name="P48"/>
      <text:p text:style-name="Standard"><text:span text:style-name="T4">b) Novelas contemporáneas</text:span></text:p>
      <text:p text:style-name="Standard"><text:span text:style-name="T4">Escritas a partir de 1880 reflejan el Madrid de la época: </text:span></text:p>
      <text:list xml:id="list39323627" text:continue-list="list39327331" text:style-name="WWNum43">
        <text:list-item>
          <text:p text:style-name="P52"><text:span text:style-name="T4">Fortunata y Jacinta. - Galdós</text:span></text:p>
        </text:list-item>
        <text:list-item>
          <text:p text:style-name="P52"><text:span text:style-name="T4">Miau – Galdós</text:span></text:p>
        </text:list-item>
      </text:list>
      <text:p text:style-name="Standard"><text:span text:style-name="T4">c) Novelas espiritualistas y simbólicas: 1890 se centra más en el interior de los personajes y en los valores morales (ética)</text:span></text:p>
      <text:p text:style-name="P48"/>
      <text:p text:style-name="Standard"><text:span text:style-name="T3">3.2 Leopoldo Alas “Clarín”</text:span></text:p>
      <text:p text:style-name="P48"/>
      <text:p text:style-name="Standard"><text:span text:style-name="T4">Catedrático de la universidad de Oviedo donde desarrolló su actividad como “Vetusta” desde una postura progresista defiende una literatura combativa, denuncia la corrupción política, el caciquismo y la superstición.</text:span></text:p>
      <text:p text:style-name="Standard"><text:span text:style-name="T4">Escribió dos novelas: “La regenta” y “Su único hijo”</text:span></text:p>
      <text:p text:style-name="P48"/>
      <text:p text:style-name="Standard"><text:span text:style-name="T3">La regenta: </text:span></text:p>
      <text:p text:style-name="Standard"><text:span text:style-name="T4">Es una de las grandes novelas Españolas, en apariencia es la historia de un adulterio, pero la verdadera protagonista es la ciudad de vetusta, con sus miserias morales que presiona <text:s/>sobre la heroína Ana Ozores, y acaba destrozándola: La obra es un retrato moral y social: la hipocresía, el poder de la iglesia la corrupción del clero y la aristocracia.</text:span></text:p>
      <text:p text:style-name="P48"/>
      <text:p text:style-name="Standard"><text:span text:style-name="T3">4. El naturalismo</text:span></text:p>
      <text:p text:style-name="P2"><text:soft-page-break/></text:p>
      <text:p text:style-name="Standard"><text:span text:style-name="T4">En las últimas décadas del SXIX en Francia, el realismo deriva hacia esta nueva corriente. Su creador fue Emilie Zula. No es sólo una nueva corriente literaria, sino un nuevo método para estudiar el comportamiento humano. La herencia biológica y las circunstancias sociales determinan el destino del hombre y su comportamiento. La libertad no existe. Esta corriente trata por primera vez de temas como <text:s/>la miseria humana, la prostitución, el alcoholismo, las enfermedades mentales. La marginación en todas sus vertientes.</text:span></text:p>
      <text:p text:style-name="P48"/>
      <text:p text:style-name="Standard"><text:span text:style-name="T3">5. La novela Naturalista.</text:span></text:p>
      <text:p text:style-name="Standard"><text:span text:style-name="T3">5.1 Emilia Pardo Bazán</text:span></text:p>
      <text:p text:style-name="Standard"><text:span text:style-name="T4">Destaca su obra “Los pazos de Ulloa” donde se cuenta la historia de un Cacique y las nuevas clases sociales en Ulloa.</text:span></text:p>
      <text:p text:style-name="P48"/>
      <text:p text:style-name="Standard"><text:span text:style-name="T3">5.2 Vicente Blasco Ibáñez</text:span></text:p>
      <text:p text:style-name="Standard"><text:span text:style-name="T4">En sus novelas aparece el enfrentamiento entre las clases sociales y la presión del medio sobre los personajes. “La barraca” Y “Cañas y Barro”</text:span></text:p>
      <text:p text:style-name="Standard"><text:span text:style-name="T4"><text:tab/></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Standard"><text:span text:style-name="T1">Tema 10: La renovación poética de finales del SXIX. El Modernismo</text:span></text:p>
      <text:p text:style-name="P12"/>
      <text:p text:style-name="Standard"><text:span text:style-name="T3">1. Definición:</text:span></text:p>
      <text:p text:style-name="P2"/>
      <text:p text:style-name="Standard"><text:span text:style-name="T4">Movimiento artístico que se inicia hacia 1880 y se mantuvo vigente a lo largo de los primeros años del SXX. Las primeras manifestaciones del modernismo tuvieron lugar en América. Busca la belleza como único medio para huir de la realidad y mostrar su desacuerdo con ella. Surge de la síntesis del parnasianismo y del simbolismo, corriente de la poesía francesa. De la primera toma la idea del arte por el arte, el gusto por lo refinado y la perfección del simbolismo recibe el gusto por la música y por las imágenes sensoriales y del romanticismo toma la expresión de la intimidad: La melancolía, la tristeza…</text:span></text:p>
      <text:p text:style-name="P48"/>
      <text:p text:style-name="Standard"><text:span text:style-name="T3">2. Poetas modernistas</text:span></text:p>
      <text:p text:style-name="Standard"><text:span text:style-name="T3">2.1 Rubén Darío</text:span></text:p>
      <text:p text:style-name="Standard"><text:span text:style-name="T4">Llevo una existencia agitada y una vida bohemia donde concluyen las alegrías y las miserias: Alcoholismo, grandes pasiones, pobreza permanente y fama efímera. Pero sobretodo en su vida dominó la búsqueda de nuevos caminos para la poesía. Dentro de su obra destacamos una etapa de poemas sensuales y exóticos como en “Azul” o en “Prosas profanas”. En una segunda etapa aparecen su intimidad y una actitud más reflexiva. Su Tercera obra (La más importante) “Cantos de vida y esperanza”.</text:span></text:p>
      <text:p text:style-name="P48"/>
      <text:p text:style-name="Standard"><text:span text:style-name="T3">2.2 Antonio Machado</text:span></text:p>
      <text:p text:style-name="Standard"><text:span text:style-name="T4">Para él, la poesía es un viaje interior que recoge nuestro caminar por la vida. En su caso, estas vivencias están marcadas por 2 hechos decisivos:</text:span></text:p>
      <text:p text:style-name="P48"/>
      <text:list xml:id="list39318002" text:continue-numbering="true" text:style-name="WWNum43">
        <text:list-item>
          <text:p text:style-name="P52"><text:span text:style-name="T4">Su estancia en Soria</text:span></text:p>
        </text:list-item>
        <text:list-item>
          <text:p text:style-name="P52"><text:span text:style-name="T4">Su amor por Leonor</text:span></text:p>
        </text:list-item>
      </text:list>
      <text:p text:style-name="Standard"><text:span text:style-name="T4">Escribió sobretodo poesía y sus libros más importantes son: “Soledades, galerías y otros poemas”.</text:span></text:p>
      <text:p text:style-name="Standard"><text:span text:style-name="T4">Muestra al poeta de lo interior, de la soledad, de la melancolía por la fugacidad de la vida y de los paraísos perdidos (La niñez y la juventud).</text:span></text:p>
      <text:p text:style-name="P48"/>
      <text:p text:style-name="Standard"><text:span text:style-name="T4">“Campos de Castilla” Supone su integración en la generación del 98. El tema fundamental de la obra es la descripción del paisaje castellano y sus reflexiones críticas y dolorosas sobre España y su decadencia.</text:span></text:p>
      <text:p text:style-name="P54"/>
      <text:p text:style-name="Standard"><text:span text:style-name="T7">“Nuevas Canciones” Se trata de una poesía más reflexiva…”FALTA TEXTO” ¡!!!!!!!!!!!!!</text:span></text:p>
      <text:p text:style-name="P55"/>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Standard"><text:span text:style-name="T1">Tema 11: La Generación del 98</text:span></text:p>
      <text:p text:style-name="P12"/>
      <text:p text:style-name="Standard"><text:span text:style-name="T3">1. Características:</text:span></text:p>
      <text:p text:style-name="Standard"><text:span text:style-name="T4">Es una denominación controvertida porque sus límites con el modernismo no están claros. Ambos movimientos nacen de una misma actitud: La insatisfacción con la literatura anterior.</text:span></text:p>
      <text:p text:style-name="Standard"><text:span text:style-name="T4">Los componentes de esta generación se identifican por una ideología progresista y su máxima preocupación es la crisis política y social en la que está sumida España. Reflexionan sobre las causas de la cadencia española y ven en la austeridad del paisaje castellano la esencia del alma española. El nombre de esta generación procede de un acontecimiento histórico: “El desastre de 1818” año en que España perdió las últimas colonias (Cuba, Puerto rico y Filipinas).</text:span></text:p>
      <text:p text:style-name="P48"/>
      <text:p text:style-name="Standard"><text:span text:style-name="T3">2. Principales autores del 98</text:span></text:p>
      <text:p text:style-name="P2"/>
      <text:p text:style-name="Standard"><text:span text:style-name="T4">Miguel de Unamuno, Pio Baroja, José Martínez Ruíz “Azorín”, Ramiro de Maeztu y Ramón María del Vallé Inclán. </text:span></text:p>
      <text:p text:style-name="P48"/>
      <text:p text:style-name="Standard"><text:span text:style-name="T3">2.1 Unamuno. La novela intelectual:</text:span></text:p>
      <text:p text:style-name="Standard"><text:span text:style-name="T4">Uno de los pensadores más influyentes de nuestro tiempo: El sentido de la vida, la angustia ante la muerte, la existencia de dios, el ansia de eternidad y el tema de España. </text:span></text:p>
      <text:p text:style-name="Standard"><text:span text:style-name="T4">En sus novelas se simplifica al máximo la acción y se centra todo el interés en los problemas del personaje. Sus obras son tan especiales que están fuera del género de la novela, por eso las llama “Nivolas”:</text:span></text:p>
      <text:p text:style-name="P48"/>
      <text:p text:style-name="Standard"><text:span text:style-name="T4">- Niebla: Habla sobre la personalidad y desarrolla un conflicto entre creador y personajes.</text:span></text:p>
      <text:p text:style-name="Standard"><text:span text:style-name="T4">- La tía tula: (Maternidad)</text:span></text:p>
      <text:p text:style-name="Standard"><text:span text:style-name="T4">- Abel Sánchez (Envidia)</text:span></text:p>
      <text:p text:style-name="Standard"><text:span text:style-name="T4">- San Manuel Bueno Mártir (Religión, creencia, mentalidad)</text:span></text:p>
      <text:p text:style-name="P48"/>
      <text:p text:style-name="Standard"><text:span text:style-name="T3">2.2 Baroja: </text:span></text:p>
      <text:p text:style-name="Standard"><text:span text:style-name="T4">La novela social y naturalista vive dedicado a la literatura y al periodismo. De carácter solitario ve con pesimismo la condición humana. (Misántropo).</text:span></text:p>
      <text:p text:style-name="Standard"><text:span text:style-name="T4">Todas sus novelas se estructuran a alrededor de un personaje central inconformista aventurero, en torno al cual aparecen multitud de personajes secundarios. </text:span></text:p>
      <text:p text:style-name="Standard"><text:span text:style-name="T4">Sus obras más destacadas son:</text:span></text:p>
      <text:list xml:id="list39309291" text:continue-numbering="true" text:style-name="WWNum43">
        <text:list-item>
          <text:p text:style-name="P52"><text:span text:style-name="T4">La busca (Bajos fondos, de Madrid)</text:span></text:p>
        </text:list-item>
        <text:list-item>
          <text:p text:style-name="P52"><text:span text:style-name="T4">El árbol de la ciencia.</text:span></text:p>
        </text:list-item>
        <text:list-item>
          <text:p text:style-name="P52"><text:span text:style-name="T4">Zalcaín, el aventurero.</text:span></text:p>
        </text:list-item>
      </text:list>
      <text:p text:style-name="P48"/>
      <text:p text:style-name="Standard"><text:span text:style-name="T3">2.3 “Azorín” </text:span></text:p>
      <text:p text:style-name="Standard"><text:span text:style-name="T4">Sus obras más conocidas son los ensayos, donde encontramos sus descripciones impresionistas de los paisajes y las gentes de España (Castilla, los pueblos)</text:span></text:p>
      <text:p text:style-name="P48"/>
      <text:p text:style-name="Standard"><text:span text:style-name="T3">2.4 Valle Inclán: La novela modernista y el teatro vanguardista:</text:span></text:p>
      <text:p text:style-name="Standard"><text:span text:style-name="T4">Dedicado exclusivamente a la literatura, representa en su tiempo al prototipo de la bohemia. Su talento se proyecta como dramaturgo y naturalista. Comienza con las sonatas: Son novelas cortas donde recrea las andanzas del Marqués del Bradomín “un Don Juan Feo, Católico y sentimental”.</text:span></text:p>
      <text:p text:style-name="Standard"><text:span text:style-name="T4">En un segundo periodo a partir de 1920, el modernismo de valle Inclán se orienta hacia la deformación de las normas clásicas, es el esperpento, que pretende quitar la máscara a la realidad </text:span><text:soft-page-break/><text:span text:style-name="T4">mediante la deformación y así descubrir su imagen auténtica. Ofrece una visión crítica del mundo en su novela “Tirano Banderas” Entre sus obras de teatro sobresalen “Divinas palabras” y “Luces de bohemia”, su primera obra esperpéntica. En esta obra la deformación alcanza los personajes convirtiéndolos en marionetas, fantoches.</text:span></text:p>
      <text:p text:style-name="Standard"><text:span text:style-name="T1">Tema 12: Novecentismo (Juan Ramón Jiménez, Generación del 14).</text:span></text:p>
      <text:p text:style-name="P12"/>
      <text:p text:style-name="Standard"><text:span text:style-name="T3">1. Tercer movimiento del siglo 20</text:span></text:p>
      <text:p text:style-name="P48"/>
      <text:p text:style-name="Standard"><text:span text:style-name="T4">Movimiento artístico literario impulsado por un grupo de pensadores que exaltan la inteligencia y la perfección artística. Proclaman la deshumanización de la obra de arte y el intelectualismo. Van en busca de un arte puro, alejado de sentimentalismo. Una literatura que sólo habla a la inteligencia y no al corazón. Se trata de un arte minoritario, sólo puede ser entendido por unos pocos. El ideoso principal de estos <text:s/>escritores es Ortega y Gasset. El novecentismo surge en torno a 1910 y desaparece en 1930 (Cuando las circunstancias históricas exigen una actitud más conmovedora).</text:span></text:p>
      <text:p text:style-name="P48"/>
      <text:p text:style-name="Standard"><text:span text:style-name="T3">2. El ensayo</text:span></text:p>
      <text:p text:style-name="P2"/>
      <text:p text:style-name="Standard"><text:span text:style-name="T4">Se convierte en el instrumento principal para la divulgación ideológica. Su máximo representante es Ortega y Gasset destacan la rebelión de las masas (Donde apunta la necesidad de que una minoría selecta sea la que nos gobierne)</text:span></text:p>
      <text:p text:style-name="P48"/>
      <text:p text:style-name="Standard"><text:span text:style-name="T3">3. Poesía</text:span></text:p>
      <text:p text:style-name="P2"/>
      <text:p text:style-name="Standard"><text:span text:style-name="T4">Es el fin del modernismo, se rechaza lo romántico y sentimental. Se aspira a una poesía perfecta, que sea fruto de la inteligencia, Juan Ramón Jiménez es la figura que abre el camino hacia esa nueva poesía, la poesía pura o desnuda, alejando de ella cualquier sentimentalismo o imperfección. Se convertirá en el maestro indiscutible de la generación del 277. La muerte de su padre marcó profundamente su personalidad y desde ese momento sufrió depresiones nerviosas. Retirado, solitario y orgulloso, rechazó el honor de pertenecer a la RAE en 1936 al estallar la guerra inició un largo exilio que le llevo a varios países de américa, sobretodo Puerto Rico en 1956 se le concedió el premio Nobel.</text:span></text:p>
      <text:p text:style-name="Standard"><text:span text:style-name="T4">Dedicó toda su vida a la poesía, apartado del mundo y entregado a la corrección continúa de sus versos, su obra más importante que señala el inicio de la poesía pura, desnuda e intelectual. Es “Diario de un poeta recién Casado”: Escrito a raíz de su viaje a Nueva York en transatlántico (No habla de boda, habla más de cosas relacionadas con la inmensidad del océano). </text:span></text:p>
      <text:p text:style-name="P48"/>
      <text:p text:style-name="Standard"><text:span text:style-name="T3">4. La novela</text:span></text:p>
      <text:p text:style-name="P2"/>
      <text:p text:style-name="Standard"><text:span text:style-name="T4">Los novelistas de esta época abandonan la novela realista y experimentan nuevos caminos.</text:span></text:p>
      <text:p text:style-name="P48"/>
      <text:p text:style-name="Standard"><text:span text:style-name="T3">a) Gabriel Miró</text:span></text:p>
      <text:p text:style-name="Standard"><text:span text:style-name="T4">Se inclina a una novela de sensaciones y de gran cuidado formal, reduce al mínimo la acción. </text:span></text:p>
      <text:p text:style-name="Standard"><text:span text:style-name="T4">Obra: “Las cerezas del cementerio”</text:span></text:p>
      <text:p text:style-name="P48"/>
      <text:p text:style-name="Standard"><text:span text:style-name="T3">b) Pérez de Ayala</text:span></text:p>
      <text:p text:style-name="Standard"><text:span text:style-name="T4">Se inclina por una novela de carácter intelectual, donde no hay acción, los personajes son símbolos y abundan las opiniones.</text:span></text:p>
      <text:p text:style-name="P2"/>
      <text:p text:style-name="P2"/>
      <text:p text:style-name="P2"/>
      <text:p text:style-name="P2"/>
      <text:p text:style-name="P2"/>
      <text:p text:style-name="P2"><text:soft-page-break/></text:p>
      <text:p text:style-name="P2"/>
      <text:p text:style-name="P2"/>
      <text:p text:style-name="P2"/>
      <text:p text:style-name="Standard"><text:span text:style-name="T1">Tema 13: Las Vanguardias</text:span></text:p>
      <text:p text:style-name="P12"/>
      <text:p text:style-name="Standard"><text:span text:style-name="T3">1. Definición y Características</text:span></text:p>
      <text:p text:style-name="P2"/>
      <text:p text:style-name="Standard"><text:span text:style-name="T4">Movimiento que afecta a todas las manifestaciones artísticas (Pintura, literatura, música), se originan en Europa entorno la Primera guerra mundial (1914). Reciben el nombre de vanguardismos, ismos o artes de vanguardia.</text:span></text:p>
      <text:p text:style-name="Standard"><text:span text:style-name="T4">Buscan ante todo la originalidad rechazan las tradiciones anteriores (literarias). Son excéntricas y provocadoras. Otra característica es su escasa duración, los distintos movimientos se siguen unos a otros en intervalos de pocos años: </text:span></text:p>
      <text:p text:style-name="P48"/>
      <text:p text:style-name="Standard"><text:span text:style-name="T3">a) Cubismo:</text:span></text:p>
      <text:p text:style-name="Standard"><text:span text:style-name="T4">Iniciado en 1906 por Picasso reivindica el desdoblamiento de la realidad en múltiples ángulos, estas propuestas las adapta a la literatura el poeta francés “Apollinaire en sus caligramas: Mezcla de imagen y palabras.</text:span></text:p>
      <text:p text:style-name="P48"/>
      <text:p text:style-name="Standard"><text:span text:style-name="T3">b) Futurismo</text:span></text:p>
      <text:p text:style-name="Standard"><text:span text:style-name="T4">Surge en Italia por Marinetti y se inicia hacia 1909. Exalta el movimiento, el progreso, la máquina y propugna la destrucción de la sintaxis y la libertad de las palabras.</text:span></text:p>
      <text:p text:style-name="P48"/>
      <text:p text:style-name="Standard"><text:span text:style-name="T3">c) Dadaísmo</text:span></text:p>
      <text:p text:style-name="Standard"><text:span text:style-name="T4">Surge en Suiza en 1916 de la mano de Tristán Tzara. Apuesta por la destrucción del lenguaje hasta llegar a la onomatopeya, al grito. Plantean la ingenuidad del mundo infantil y el absurdo frente al racionalismo que nos condujo a la primera guerra mundial.</text:span></text:p>
      <text:p text:style-name="P48"/>
      <text:p text:style-name="Standard"><text:span text:style-name="T3">d) Expresionismo:</text:span></text:p>
      <text:p text:style-name="Standard"><text:span text:style-name="T4">Propone la definición de la imagen e influía en el esperpento de Valle Inclán a partir de 1920.</text:span></text:p>
      <text:p text:style-name="P48"/>
      <text:p text:style-name="Standard"><text:span text:style-name="T3">e) Surrealismo </text:span></text:p>
      <text:p text:style-name="Standard"><text:span text:style-name="T4">Surge en 1924 de las teorías del poeta Francés “André Bretón”, este aúna el psicoanálisis de <text:s text:c="10"/>S. Freud y el socialismo de Marx. </text:span></text:p>
      <text:p text:style-name="Standard"><text:span text:style-name="T4">Este es el más importante de todos los movimientos de vanguardia. La función del arte y de la literatura consiste en explorar el subconsciente. Como método para acceder a él propone la escritura automática, es decir, la técnica de escribir inconsciente e irreflexivamente abandonándose la inspiración.</text:span></text:p>
      <text:p text:style-name="P48"/>
      <text:p text:style-name="Standard"><text:span text:style-name="T3">2. Los movimientos Españoles de Vanguardia.</text:span></text:p>
      <text:p text:style-name="P2"/>
      <text:p text:style-name="Standard"><text:span text:style-name="T4">Las vanguardias llegan a España a través de la labor divulgadora de Ramón Gómez de la Serna, que publicó la traducción del manifiesto futurista y creó una tertulia donde se difundían las nuevas ideas. Poseía una actitud provocadora que le hacía pronunciar conferencias sobre un elefante, o celebrar un banquete en un Quirófano. Lo más interesante de su producción son sus Greguerías, definidas por su creador como la suma de humor más metáfora. Son breves e ingeniosas asociaciones de ideas que transforman la realidad. “Abrir un paraguas es como disparar contra la lluvia”</text:span></text:p>
      <text:p text:style-name="P48"/>
      <text:p text:style-name="P48"/>
      <text:p text:style-name="P48"/>
      <text:p text:style-name="P48"><text:soft-page-break/></text:p>
      <text:p text:style-name="P48"/>
      <text:p text:style-name="P12"/>
      <text:p text:style-name="Standard"><text:span text:style-name="T1">Tema 14: La Generación del 27.</text:span></text:p>
      <text:p text:style-name="P12"/>
      <text:p text:style-name="Standard"><text:span text:style-name="T3">1. Características</text:span></text:p>
      <text:p text:style-name="Standard"><text:span text:style-name="T4">Entorno a la segunda década del siglo XX surge un nuevo grupo de poetas que rechazan la poesía de moda, dominada por los malos imitadores de Rubén Darío. Los rasgos comunes a todos ellos son:</text:span></text:p>
      <text:p text:style-name="P48"/>
      <text:list xml:id="list39329494" text:continue-numbering="true" text:style-name="WWNum43">
        <text:list-item>
          <text:p text:style-name="P52"><text:span text:style-name="T4">Nacimiento en fechas próximas</text:span></text:p>
        </text:list-item>
        <text:list-item>
          <text:p text:style-name="P52"><text:span text:style-name="T4">Formación intelectual semejante</text:span></text:p>
        </text:list-item>
        <text:list-item>
          <text:p text:style-name="P52"><text:span text:style-name="T4">Relaciones personales entre ellos (Residencia de estudiantes)</text:span></text:p>
        </text:list-item>
        <text:list-item>
          <text:p text:style-name="P52"><text:span text:style-name="T4">Participación en acontecimientos culturales comunes. “El centenario de Góngora”</text:span></text:p>
        </text:list-item>
        <text:list-item>
          <text:p text:style-name="P52"><text:span text:style-name="T4">Escriben en las mismas revistas literarias (Revista de occidente)</text:span></text:p>
        </text:list-item>
        <text:list-item>
          <text:p text:style-name="P52"><text:span text:style-name="T4">Presencia de un guía ideológico con el que se identifican y al que reconocen como su maestro.</text:span></text:p>
        </text:list-item>
        <text:list-item>
          <text:p text:style-name="P52"><text:span text:style-name="T4">Liberales, durante la guerra civil la mayoría apoyaron a la república</text:span></text:p>
        </text:list-item>
        <text:list-item>
          <text:p text:style-name="P52"><text:span text:style-name="T4">Admiración por lo clásico y lo moderno.</text:span></text:p>
        </text:list-item>
        <text:list-item>
          <text:p text:style-name="P52"><text:span text:style-name="T4">Existencia de un lenguaje que da importancia a la metáfora. </text:span></text:p>
        </text:list-item>
      </text:list>
      <text:p text:style-name="P48"/>
      <text:p text:style-name="Standard"><text:span text:style-name="T3">2. Miembros (Poetas)</text:span></text:p>
      <text:p text:style-name="P2"/>
      <text:list xml:id="list39321819" text:continue-numbering="true" text:style-name="WWNum43">
        <text:list-item>
          <text:p text:style-name="P52"><text:span text:style-name="T3">Pedro <text:s/>Salinas: </text:span><text:span text:style-name="T4">Es el poeta del amor, su obra más importante es: “La voz a ti debida”</text:span></text:p>
        </text:list-item>
        <text:list-item>
          <text:p text:style-name="P52"><text:span text:style-name="T3">Jorge Guillén:</text:span><text:span text:style-name="T4"> Es el poeta que exalta la vida, su obra más importante es: “Cántico”</text:span></text:p>
        </text:list-item>
        <text:list-item>
          <text:p text:style-name="P52"><text:span text:style-name="T3">Gerardo Diego:</text:span><text:span text:style-name="T4"> Vinculado a la vanguardia y a la poesía pura: Manual de espumas</text:span></text:p>
        </text:list-item>
        <text:list-item>
          <text:p text:style-name="P52"><text:span text:style-name="T3">Dámaso Alonso:</text:span><text:span text:style-name="T4"> Estudió la poesía de Góngora, su obra más importante “Hijos de la ira” (Surrealista)</text:span></text:p>
        </text:list-item>
        <text:list-item>
          <text:p text:style-name="P52"><text:span text:style-name="T3">Vicente Alexandre:</text:span><text:span text:style-name="T4"> Premio nobel 1977 de poesía y dentro de la generación del 27 está dentro del surrealismo. La obra más importante es: “La destrucción o el amor” (La o significa y para Vicente)</text:span></text:p>
        </text:list-item>
        <text:list-item>
          <text:p text:style-name="P52"><text:span text:style-name="T3">Luís Cernuda:</text:span><text:span text:style-name="T4"> Gran admirador de Bécquer en su obra encontramos choque entre realidad y deseo, obra más importantes “Donde habite el olvido” y “Los placeres prohibidos” </text:span></text:p>
        </text:list-item>
        <text:list-item>
          <text:p text:style-name="P52"><text:span text:style-name="T3">Federico García Lorca.</text:span></text:p>
        </text:list-item>
      </text:list>
      <text:p text:style-name="P77"><text:span text:style-name="T3">2 etapas:</text:span></text:p>
      <text:list xml:id="list39326465" text:continue-numbering="true" text:style-name="WWNum43">
        <text:list-item>
          <text:list>
            <text:list-item>
              <text:list>
                <text:list-item>
                  <text:p text:style-name="P52"><text:span text:style-name="T3">Neopopularismo: Volver al folclore andaluz, en esta época escribe el “Romancero Gitano”</text:span></text:p>
                </text:list-item>
                <text:list-item>
                  <text:p text:style-name="P52"><text:span text:style-name="T3">Surrealista: Escribe poeta en Nueva York (Crítica a Wall Street y al dinero)</text:span></text:p>
                </text:list-item>
              </text:list>
            </text:list-item>
            <text:list-item>
              <text:p text:style-name="P52"><text:span text:style-name="T3">Teatro:</text:span></text:p>
            </text:list-item>
          </text:list>
        </text:list-item>
      </text:list>
      <text:p text:style-name="P84"><text:span text:style-name="T4">Escribe sobre tragedias rurales: “Bodas de sangre, Yerma y La casa de Bernarda alba”</text:span></text:p>
      <text:p text:style-name="P85"/>
      <text:list xml:id="list39323295" text:continue-numbering="true" text:style-name="WWNum43">
        <text:list-item>
          <text:p text:style-name="P52"><text:span text:style-name="T3">Rafael Alberti: </text:span><text:span text:style-name="T4">Encontramos las mismas etapas que en Lorca, la Neopopular donde escribe “Marinero en tierra” y la de surrealismo que escribe “Sobre los Ángeles”.</text:span></text:p>
        </text:list-item>
      </text:list>
      <text:p text:style-name="P2"/>
      <text:p text:style-name="Standard"><text:span text:style-name="T4">A este grupo de escritores se les conoce como generación del 27 denominación que surge a partir de un acto conmemorativo en memoria del tercer centenario de la muerte del poeta del siglo 17, Luís de Góngora, a quien deseaban revalorizar.</text:span></text:p>
      <text:p text:style-name="P48"><text:soft-page-break/></text:p>
      <text:p text:style-name="P2"/>
      <text:p text:style-name="P2"/>
      <text:p text:style-name="P2"/>
      <text:p text:style-name="Standard"><text:span text:style-name="T3">2. Etapas: (Comunes a la evolución de todos) </text:span></text:p>
      <text:p text:style-name="P2"/>
      <text:p text:style-name="Standard"><text:span text:style-name="T4">La generación del 27 se ve fuertemente marcada por los acontecimientos históricos de su tiempo. </text:span></text:p>
      <text:p text:style-name="Standard"><text:span text:style-name="T4">El bienestar económico de los años 20 facilita su aparición pero la guerra civil y sus fatales consecuencias disgregan al grupo, (La mayoría se marchará).</text:span></text:p>
      <text:p text:style-name="P48"/>
      <text:p text:style-name="Standard"><text:span text:style-name="T4">Distinguimos 2 etapas:</text:span></text:p>
      <text:p text:style-name="P48"/>
      <text:p text:style-name="Standard"><text:span text:style-name="T3">a) </text:span><text:span text:style-name="T4">1922- 1920 (Primera etapa)</text:span></text:p>
      <text:p text:style-name="Standard"><text:span text:style-name="T4">Está marcada por el dominio de la poesía pura uy por la admiración por Juan Ramón Jiménez. Los poemas de esta época se caracterizan por la exaltación de la inteligencia y la supresión del sentimentalismo.</text:span></text:p>
      <text:p text:style-name="P48"/>
      <text:p text:style-name="P86"><text:span text:style-name="T3">b) </text:span><text:span text:style-name="T4">1928 – 1936 (Segunda etapa)</text:span></text:p>
      <text:p text:style-name="Standard"><text:span text:style-name="T4">La cohesión del grupo empieza a romperse, algunos como Jorge Guillén y Pedro Salinas permaneces fieles a la poesía de Juan Ramón, mientras que Aleixandre, Alberti, Cernada y Lorca buscan nuevas formas de expresión a través del surrealismo: Toman la rebeldía, el mundo de los sueños, rechazan la escritura automática. La guerra civil supone el final de la generación. La mayoría de sus componentes tiene que exiliarse, otros como, Gerardo Diego, Aleixandre y Dámaso Alonso se quedan en España y otros son víctimas del régimen franquista: Lorca.</text:span></text:p>
      <text:p text:style-name="P48"/>
      <text:p text:style-name="Standard"><text:span text:style-name="T3">3. Un poeta de transición (Miguel Hernández)</text:span></text:p>
      <text:p text:style-name="Standard"><text:span text:style-name="T4">Sirve de enlace entre la generación del 27 y la posguerra. De familia humilde pronto abandonó los estudios para trabajar como pastor, en la guerra civil se alistó como voluntario en el bando republicano. Al final de su vida se acumularon una serie de acontecimientos dramáticos…</text:span></text:p>
      <text:p text:style-name="P12"/>
      <text:p text:style-name="P12"/>
      <text:p text:style-name="P2"/>
      <text:p text:style-name="P2"/>
      <text:p text:style-name="P2"/>
      <text:p text:style-name="P2"/>
      <text:p text:style-name="P48"/>
      <text:p text:style-name="P48"/>
      <text:p text:style-name="P12"/>
      <text:p text:style-name="P1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Standard"><text:span text:style-name="T1">Tema 15: La Literatura desde la posguerra hasta la actualidad (A partir de 1939) </text:span></text:p>
      <text:p text:style-name="P12"/>
      <text:p text:style-name="Standard"><text:span text:style-name="T3">1. Panorámica General:</text:span></text:p>
      <text:p text:style-name="P2"/>
      <text:p text:style-name="Standard"><text:span text:style-name="T4">La Guerra Civil fue una terrible experiencia y para muchos españoles el final de la guerra supuso la represión de sus ideales, la cárcel, la pobreza o la muerte.</text:span></text:p>
      <text:p text:style-name="Standard"><text:span text:style-name="T4">España vivió un gran aislamiento cultural que se acentuó al final de la Segunda Guerra Mundial. La literatura de estos años se desarrolla en 2 ares: La del exilio y la de España. Mientras que las obras escritas por los exiliados son frecuentes los testimonios sobre la guerra y las críticas al nuevo régimen político, las obras escritas dentro de España tratan de temas íntimos y cotidianos. Es una literatura triste, cuyos personajes se hallan atrapados y no pueden conseguir realizar sus ilusiones.</text:span></text:p>
      <text:p text:style-name="P48"/>
      <text:p text:style-name="Standard"><text:span text:style-name="T3">2. La novela de los años 40</text:span></text:p>
      <text:p text:style-name="P2"/>
      <text:p text:style-name="Standard"><text:span text:style-name="T4">Predominan los temas referidos a las duras condiciones de aquellos años: La miseria y la soledad. Son frecuentes los personajes desarraigados, desorientados o marginados.</text:span></text:p>
      <text:p text:style-name="P48"/>
      <text:p text:style-name="Standard"><text:span text:style-name="T4">Los autores más importantes son:</text:span></text:p>
      <text:p text:style-name="P48"/>
      <text:p text:style-name="Standard"><text:span text:style-name="T3">Carmen Laforet: “Nada”: </text:span><text:span text:style-name="T4">Retrato de la Barcelona de posguerra a través de las experiencias de una estudiante universitaria. (Monotonía de aquellos años)</text:span></text:p>
      <text:p text:style-name="P48"/>
      <text:p text:style-name="Standard"><text:span text:style-name="T3">Miguel Delibes: “La sobra del Ciprés es alargada”.</text:span><text:span text:style-name="T4"> Habla de la vida rural de los pueblos de castilla, el mundo de los niños y la vida de las gentes humildes y marginadas.</text:span></text:p>
      <text:p text:style-name="P48"/>
      <text:p text:style-name="Standard"><text:span text:style-name="T3">Camilo José Cela (</text:span><text:span text:style-name="T4">Premio nobel de literatura): “</text:span><text:span text:style-name="T3">La familia de pascal duarte” </text:span><text:span text:style-name="T4">tiene como referente al lazarillo de Tormes, un campesino extremeño, relata su vida en primera persona, mientras espera en la cárcel su ejecución. El ambiente de miseria en el que ha vivido desde la infancia es presentado como la causa de su carácter violento.</text:span></text:p>
      <text:p text:style-name="P48"/>
      <text:p text:style-name="Standard"><text:span text:style-name="T3">3. La novela de los 50</text:span></text:p>
      <text:p text:style-name="P2"/>
      <text:p text:style-name="Standard"><text:span text:style-name="T4">La corriente dominante es la del realismo social o realismo crítico cuyas características son:</text:span></text:p>
      <text:p text:style-name="P48"/>
      <text:p text:style-name="Standard"><text:span text:style-name="T3">a) </text:span><text:span text:style-name="T4">La novela es un testimonio de la sociedad Española de la época y denuncia las injusticias sociales, es una novela comprometida socialmente.</text:span></text:p>
      <text:p text:style-name="Standard"><text:span text:style-name="T3">b) </text:span><text:span text:style-name="T4">El novelista registra con objetividad hechos y conductas.</text:span></text:p>
      <text:p text:style-name="Standard"><text:span text:style-name="T3">c)</text:span><text:span text:style-name="T4"> El protagonista es un conjunto de personas representativas de una clase o grupo social. (Personaje Colectivo)</text:span></text:p>
      <text:p text:style-name="P48"/>
      <text:p text:style-name="Standard"><text:span text:style-name="T4">La novela que inicio esta corriente fue la Colmena de Camilo José Cela. Publicada en 1951, la acción transcurre durante tres días en el Madrid triste y desolado de posguerra, y los más de 300 personajes sirven para ofrecer una visión global de estos años. Lo más llamativo es su estructura </text:span><text:span text:style-name="T3">circular</text:span><text:span text:style-name="T4">. La acción se fragmenta en breves es escenas que solo al reunirlas tienen sentido. Sin seguir estrictamente las directrices del realismo social, Miguel Delibes escribió en estos años algunos de sus obras más conocidas. “El camino” (El despertar de la vida de un niño de 11 años.</text:span></text:p>
      <text:p text:style-name="P48"><text:soft-page-break/></text:p>
      <text:p text:style-name="Standard"><text:span text:style-name="T4">Entre los autores surgidos en los 50 destaca Rafael Sánchez Ferlosio <text:s text:c="2"/>con la novela “El Jarama” Donde trata el aburrimiento, la rutina y la juventud Española de la época.</text:span></text:p>
      <text:p text:style-name="P48"/>
      <text:p text:style-name="Standard"><text:span text:style-name="T3">4. La novela a partir de los años 60.</text:span></text:p>
      <text:p text:style-name="P2"/>
      <text:p text:style-name="Standard"><text:span text:style-name="T4">En esta época tiene lugar un proceso de renovación narrativa aparece una novela experimental mas preocupada por los aspectos formales y lingüísticos que por la reproducción objetiva de la realidad. En este cambio de rumbo influye de manera determinante el descubrimiento de la novela Hispanoamericana. (En dos obras claves):</text:span></text:p>
      <text:p text:style-name="P48"/>
      <text:list xml:id="list39318916" text:continue-numbering="true" text:style-name="WWNum43">
        <text:list-item>
          <text:p text:style-name="P52"><text:span text:style-name="T4">La ciudad de los perros – Mº Vargas Llosa</text:span></text:p>
        </text:list-item>
        <text:list-item>
          <text:p text:style-name="P52"><text:span text:style-name="T4">Cien años de soledad – Gabriel García Márquez</text:span></text:p>
        </text:list-item>
      </text:list>
      <text:p text:style-name="Standard"><text:span text:style-name="T4"/></text:p>
      <text:p text:style-name="Standard"><text:span text:style-name="T4"/></text:p>
      <text:p text:style-name="Standard"><text:span text:style-name="T4">********************************************************************************</text:span></text:p>
      <text:list xml:id="list39302102" text:continue-numbering="true" text:style-name="WWNum43">
        <text:list-item>
          <text:p text:style-name="P49"/>
        </text:list-item>
      </text:list>
      <text:p text:style-name="Standard"><text:span text:style-name="T4">Principales autores y obras de los 60:</text:span></text:p>
      <text:p text:style-name="P48"/>
      <text:list xml:id="list39313246" text:continue-numbering="true" text:style-name="WWNum43">
        <text:list-item>
          <text:p text:style-name="P52"><text:span text:style-name="T4">Luis Martín Santos – Tiempo de silencio: Incorpora a la novela Española las técnicas narrativas más modernas como, el empleo del monólogo interior, junto a un lenguaje barroco y culto.</text:span></text:p>
        </text:list-item>
        <text:list-item>
          <text:p text:style-name="P52"><text:span text:style-name="T4">Gonzalo Torrente Ballester – “La saga/fuga de J.B”: Llena de elementos mágicos y míticos, imaginación desbordante.</text:span></text:p>
        </text:list-item>
        <text:list-item>
          <text:p text:style-name="P52"><text:span text:style-name="T4">Juan Morsé: “Últimas tardes con Teresa” Donde combina la denuncia y el realismo social <text:s/>con modernos procedimientos narrativos. También novelistas mayores como Delibes y cela contribuyeron a la renovación de la novela de esta época:</text:span></text:p>
        </text:list-item>
      </text:list>
      <text:p text:style-name="P78"/>
      <text:p text:style-name="P87"><text:span text:style-name="T4">Delibes destaca con 2 obras “Cinco horas con Mario” Y “Los santos inocentes”.</text:span></text:p>
      <text:p text:style-name="P87"><text:span text:style-name="T4">Cinco horas con Mario recoge en forma de extenso monólogo interior los pensamientos de una mujer, Carmen, durante las cinco horas de velatorio ante el cadáver de su marido Mario.</text:span></text:p>
      <text:p text:style-name="P88"/>
      <text:p text:style-name="P87"><text:span text:style-name="T4">Cela escribe San Camilo 1936: Largo monólogo interior en el Madrid de comienzos de la guerra Civil.</text:span></text:p>
      <text:p text:style-name="P88"/>
      <text:p text:style-name="P87"><text:span text:style-name="T3">5. Los últimos novelistas:</text:span><text:span text:style-name="T4"> Hasta los 80</text:span></text:p>
      <text:p text:style-name="P88"/>
      <text:p text:style-name="P87"><text:span text:style-name="T4">A partir de 1978, se observa un alejamiento del experimentalismo (Los 60 son una época experimental) junto con un cierto retorno a los planteamientos más tradicionales. El argumento, el placer de contar una historia, vuelve a convertirse en el centro de interés.</text:span></text:p>
      <text:p text:style-name="P88"/>
      <text:p text:style-name="P87"><text:span text:style-name="T4">Autores más destacados:</text:span></text:p>
      <text:p text:style-name="P88"/>
      <text:list xml:id="list39310075" text:continue-numbering="true" text:style-name="WWNum43">
        <text:list-item>
          <text:p text:style-name="P52"><text:span text:style-name="T4">Eduardo Mendoza: La ciudad de los prodigios</text:span></text:p>
        </text:list-item>
        <text:list-item>
          <text:p text:style-name="P52"><text:span text:style-name="T4">Antonio Muñoz Molina</text:span></text:p>
        </text:list-item>
        <text:list-item>
          <text:p text:style-name="P52"><text:span text:style-name="T4">Luís Landero</text:span></text:p>
        </text:list-item>
        <text:list-item>
          <text:p text:style-name="P52"><text:span text:style-name="T4">Julio Llamazares</text:span></text:p>
        </text:list-item>
        <text:list-item>
          <text:p text:style-name="P52"><text:span text:style-name="T4">Juan José Millas</text:span></text:p>
        </text:list-item>
        <text:list-item>
          <text:p text:style-name="P52"><text:span text:style-name="T4">Rosa Montero</text:span></text:p>
        </text:list-item>
        <text:list-item>
          <text:p text:style-name="P52"><text:span text:style-name="T4">Elvira Lindo</text:span></text:p>
        </text:list-item>
        <text:list-item>
          <text:p text:style-name="P52"><text:span text:style-name="T4">María dueñas: Tiempo entre costuras</text:span></text:p>
        </text:list-item>
        <text:list-item>
          <text:p text:style-name="P52"><text:soft-page-break/><text:span text:style-name="T4">Pérez Reverte.</text:span></text:p>
        </text:list-item>
      </text:list>
      <text:p text:style-name="P48"/>
      <text:p text:style-name="P88"/>
      <text:p text:style-name="P88"/>
      <text:p text:style-name="P88"/>
      <text:p text:style-name="P88"/>
      <text:p text:style-name="P88"/>
      <text:p text:style-name="Standard"><text:span text:style-name="T1">Tema 16: La Poesía de posguerra </text:span></text:p>
      <text:p text:style-name="P56"><text:span text:style-name="T1"><text:tab/></text:span></text:p>
      <text:p text:style-name="Standard"><text:span text:style-name="T3">1. La poesía de los años 40:</text:span></text:p>
      <text:p text:style-name="P48"/>
      <text:p text:style-name="Standard"><text:span text:style-name="T4">En este periodo se distinguen dos tipos de poesía: La que se identifica con el régimen instaurado tras la guerra, llamada Poesía arraigada y la que crean los poetas insatisfechos con su entorno llamada poesía desarraigada. </text:span></text:p>
      <text:p text:style-name="P48"/>
      <text:p text:style-name="Standard"><text:span text:style-name="T3">a) Poesía arraigada</text:span></text:p>
      <text:p text:style-name="P2"/>
      <text:list xml:id="list39311481" text:continue-numbering="true" text:style-name="WWNum43">
        <text:list-item>
          <text:p text:style-name="P52"><text:span text:style-name="T4">Sus temas preferidos son los patrióticos y religiosos y amorosos. La forma métrica utilizada es el soneto (2 cuartetos y 3 tercetos) este tipo de poesía se divulgaba a través de las revistas Escorial y Garcilaso. Destaca: Luís Rosales.</text:span></text:p>
        </text:list-item>
      </text:list>
      <text:p text:style-name="P78"/>
      <text:p text:style-name="Standard"><text:span text:style-name="T3">b) Poesía desarraigada</text:span></text:p>
      <text:p text:style-name="P2"/>
      <text:list xml:id="list39329334" text:continue-numbering="true" text:style-name="WWNum43">
        <text:list-item>
          <text:p text:style-name="P52"><text:span text:style-name="T4">Expresa de un modo angustiado el dolor de vivir en un mundo caótico e injusto. Se divisó a través de la revista Espadaña y destaca Dámaso Alonso con “Hijo de la ira”. </text:span></text:p>
        </text:list-item>
      </text:list>
      <text:p text:style-name="P48"/>
      <text:p text:style-name="Standard"><text:span text:style-name="T3">2. Poesía de los 50:</text:span></text:p>
      <text:p text:style-name="P2"/>
      <text:p text:style-name="Standard"><text:span text:style-name="T4">En estos años surge la Poesía social que da prioridad al análisis de los problemas que tiene el país. Su estilo es de una gran sencillez expresiva. </text:span></text:p>
      <text:p text:style-name="Standard"><text:span text:style-name="T4">Los principales representantes de este movimiento son:</text:span></text:p>
      <text:p text:style-name="P48"/>
      <text:p text:style-name="Standard"><text:span text:style-name="T3">Blas de otero – “Ángel fieramente humano”</text:span></text:p>
      <text:p text:style-name="Standard"><text:span text:style-name="T3">Gabriel Celaya – “Cantos íberos”</text:span></text:p>
      <text:p text:style-name="P2"/>
      <text:p text:style-name="Standard"><text:span text:style-name="T4">Para estos escritores la poesía es un instrumento para conseguir la libertad y el bienestar propio y colectivo, una manera de denunciar las injusticias que les rodean.</text:span></text:p>
      <text:p text:style-name="P48"/>
      <text:p text:style-name="Standard"><text:span text:style-name="T3">3. La poesía de los 60.</text:span></text:p>
      <text:p text:style-name="P2"/>
      <text:p text:style-name="Standard"><text:span text:style-name="T4">Protagoniza esta poesía la llamada generación de los niños de la guerra, estos autores tenían entre 8 y 11 años al estallar la contienda y por lo tanto, la plasman en sus obras tal y como la recogió su mente infantil. Sus reflexiones poéticas, giran en torno a su identidad y sobre la sociedad que les rodea. Los autores más destacados son:</text:span></text:p>
      <text:p text:style-name="P48"/>
      <text:list xml:id="list39331027" text:continue-numbering="true" text:style-name="WWNum43">
        <text:list-item>
          <text:p text:style-name="P52"><text:span text:style-name="T4">Ángel González</text:span></text:p>
        </text:list-item>
        <text:list-item>
          <text:p text:style-name="P52"><text:span text:style-name="T4">Gil de Biedma</text:span></text:p>
        </text:list-item>
      </text:list>
      <text:p text:style-name="P48"/>
      <text:p text:style-name="Standard"><text:span text:style-name="T3">4. Poesía de los años 70 hasta la actualidad.</text:span></text:p>
      <text:p text:style-name="P2"/>
      <text:p text:style-name="Standard"><text:span text:style-name="T4">Con el inicio de la democracia empiezan los contactos con el extranjero y el redescubrimiento de las vanguardias. Los poetas de esta época son los llamados “Novísimos” se acercan sobre todo al </text:span><text:soft-page-break/><text:span text:style-name="T4">surrealismo y en sus poemas aparecen sucesos políticos y sociales del momento: Guerras, golpes de estado, competiciones deportivas… También aparecen personas de la cultura pop (Marilyn Monroe, Che Guevara) <text:s/>como personajes de sus poemas. </text:span></text:p>
      <text:p text:style-name="Standard"><text:span text:style-name="T4">En el estilo hay que destacar el uso indistinto de mayúsculas y minúsculas, cambios en el tipo de caligrafía y el uso del caligrama.</text:span></text:p>
      <text:p text:style-name="P48"/>
      <text:p text:style-name="Standard"><text:span text:style-name="T4">El más destacado de esta época es Arde el mar de Pere Gimferrer</text:span></text:p>
      <text:p text:style-name="Standard"><text:span text:style-name="T4">Ya en los años 80 destaca sobre todo una poesía cercana a la vida cotidiana, es la poesía de la experiencia. </text:span></text:p>
      <text:p text:style-name="P48"/>
      <text:p text:style-name="Standard"><text:span text:style-name="T4">- Luís García Montero</text:span></text:p>
      <text:p text:style-name="Standard"><text:span text:style-name="T4">- Luís Antonio de Guill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Standard"><text:span text:style-name="T1">Tema 17: El Teatro a partir de 1939.</text:span></text:p>
      <text:p text:style-name="P12"><text:bookmark text:name="_GoBack"/></text:p>
      <text:p text:style-name="Standard"><text:span text:style-name="T3">1. El teatro de los años 40</text:span></text:p>
      <text:p text:style-name="P2"/>
      <text:p text:style-name="Standard"><text:span text:style-name="T4">En los años 40 encontramos un teatro de tipo comercial, orientado exclusivamente a la distracción del público sin demasiadas exigencias intelectuales. La acción se desarrolla en ambientes de clase media alta, se basa en enredos sentimentales y una amable crítica de costumbres. Entre los cultivadores destaca: </text:span><text:span text:style-name="T3">Jacinto Benavente – Los intereses creados</text:span></text:p>
      <text:p text:style-name="P2"/>
      <text:p text:style-name="Standard"><text:span text:style-name="T4">También encontramos un teatro de humor en el que brillaban: </text:span></text:p>
      <text:p text:style-name="P48"/>
      <text:list xml:id="list39303729" text:continue-numbering="true" text:style-name="WWNum43">
        <text:list-item>
          <text:p text:style-name="P52"><text:span text:style-name="T4">Jardiel Poncela con sus comedias de humor inverosímil y desbaratado – Eloísa está debajo de un almendro</text:span></text:p>
        </text:list-item>
        <text:list-item>
          <text:p text:style-name="P52"><text:span text:style-name="T4">Miguel Mihura: Encontramos humor desenfadado, la crítica de lo absurdo de la vida cotidiana y el desprecio hacia las reglas sociales que impiden al hombre ser feliz. Su obra más destacada es “Tres sombreros de copa”.</text:span></text:p>
        </text:list-item>
      </text:list>
      <text:p text:style-name="P2"/>
      <text:p text:style-name="Standard"><text:span text:style-name="T3">Tres sombreros de copa:</text:span><text:span text:style-name="T4"> En la obra se enfrentan dos mundos: El burgués aburrido e inmovilista al que pertenece el protagoniza; y el frívolo y libertino al que pertenece una muchacha de espectáculo que es capaz de sacar al joven Dionisio del aburrimiento en el que vive. A pesar de esta puerta abierta a la <text:s/>libertad, prevalece el orden establecido y todo sigue su rumbo inicial.</text:span></text:p>
      <text:p text:style-name="P48"/>
      <text:p text:style-name="Standard"><text:span text:style-name="T3">2. El teatro realista y social (De los 50+)</text:span></text:p>
      <text:p text:style-name="P2"/>
      <text:p text:style-name="Standard"><text:span text:style-name="T4">El público y los escritores reaccionan contra la frivolidad de las obras que aparecen en los escenarios Españoles, y se impone el realismo como una necesidad social, aunque debido a la censura no se hace crítica política. Este teatro surge a mitad de los 50 con Buero Vallejo y su obra “Historia de una escalera”:</text:span></text:p>
      <text:p text:style-name="Standard"><text:span text:style-name="T4">Por la escalera de una casa de vecinos suben y bajan tres generaciones que viven con las mismas angustias, decepciones y desengaños. Simboliza el inmovilismo social, cuyo origen está en los propios individuos. Incapaces de escapar de sus vidas.</text:span></text:p>
      <text:p text:style-name="P48"/>
      <text:p text:style-name="Standard"><text:span text:style-name="T3">3. El nuevo teatro</text:span></text:p>
      <text:p text:style-name="P2"/>
      <text:p text:style-name="Standard"><text:span text:style-name="T4">A mediados de los 60 surgen nuevos grupos y autores que pretenden romper con el realismo social y aparece un teatro vanguardista y experimental. Es el teatro de Francisco Nieva y Antonio Gala. Es un teatro simbolista, lleno de connotaciones que el público entendía en complicidad con el autor. En estos años el movimiento de vanguardia más significativo es el “Teatro pánico” de Fernando Arrabal y donde lo absurdo se une a lo cruel, lo irónico y lo humorístico. Es un teatro cargado de imaginación y libertad.</text:span></text:p>
      <text:p text:style-name="P48"/>
      <text:p text:style-name="Standard"><text:span text:style-name="T3">4. El teatro de la democracia.</text:span></text:p>
      <text:p text:style-name="P2"/>
      <text:p text:style-name="Standard"><text:soft-page-break/><text:span text:style-name="T4">Las obras de nueva creación, dadas las nuevas circunstancias políticas y sociales (A desaparecido la censura), se opta por la crítica social aunque con humor e ironía, como es el caso de Adolfo Marsillach con su obra “Yo me bajo en la próxima, ¿y usted?”</text:span></text:p>
      <text:p text:style-name="P48"/>
      <text:p text:style-name="Standard"><text:span text:style-name="T4">En los años 80 destaca el estreno de “Las bicicletas son para el Verano” de Fernando Fercho Gómez, que retoma el tema de la Guerra Civil y cosechó un gran éxito popular. La obra es un retrato de una familia de clase media agobiada, durante el transcurso de la guerra, por la penuria y el hambre deja ver las miserias y debilidades de cada uno de sus componentes que buscan sobrevivir a cualquier precio en una situación límite.</text:span></text:p>
      <text:p text:style-name="P2"/>
      <text:p text:style-name="P56"><text:span text:style-name="T1"><text:tab/></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Segoe UI" svg:font-family="'Segoe UI'"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Segoe UI" fo:font-size="9pt" style:font-size-asian="9pt" style:font-size-complex="8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Default_20_Paragraph_20_Font">
      <style:text-properties style:font-name="Segoe UI" fo:font-size="9pt" style:font-size-asian="9pt" style:font-size-complex="8pt"/>
    </style:style>
    <style:style style:name="Encabezado_20_Car" style:display-name="Encabezado Car" style:family="text" style:parent-style-name="Default_20_Paragraph_20_Font">
      <style:text-properties style:font-size-complex="10.5pt"/>
    </style:style>
    <style:style style:name="Pie_20_de_20_página_20_Car" style:display-name="Pie de página Car" style:family="text" style:parent-style-name="Default_20_Paragraph_20_Font">
      <style:text-properties style:font-size-complex="10.5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asian="OpenSymbol2" style:font-name-complex="OpenSymbol2"/>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style>
    <style:style style:name="ListLabel_20_5" style:display-name="ListLabel 5" style:family="text">
      <style:text-properties style:font-name-asian="SimSun" style:font-name-complex="Times New Roman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fo:text-indent="-0.635cm" fo:margin-left="1.879cm"/>
        </style:list-level-properties>
        <style:text-properties style:font-name="Times New Roman2"/>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 style:num-suffix="-" text:bullet-char="-">
        <style:list-level-properties text:list-level-position-and-space-mode="label-alignment">
          <style:list-level-label-alignment text:label-followed-by="listtab" fo:text-indent="-0.635cm" fo:margin-left="2.514cm"/>
        </style:list-level-properties>
        <style:text-properties style:font-name="Times New Roman2"/>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 style:num-suffix="." style:num-format="1">
        <style:list-level-properties text:list-level-position-and-space-mode="label-alignment">
          <style:list-level-label-alignment text:label-followed-by="listtab" fo:text-indent="-0.635cm" fo:margin-left="1.37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2.64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1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18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45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72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99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26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53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jo Ramírez Sánchez</meta:initial-creator>
    <meta:editing-cycles>20</meta:editing-cycles>
    <meta:print-date>2014-04-13T20:02:00</meta:print-date>
    <meta:creation-date>2014-03-30T16:44:00</meta:creation-date>
    <dc:date>2014-04-18T19:16:08.18</dc:date>
    <meta:editing-duration>PT36M19S</meta:editing-duration>
    <meta:generator>OpenOffice.org/3.4.1$Win32 OpenOffice.org_project/341m1$Build-9593</meta:generator>
    <meta:document-statistic meta:table-count="0" meta:image-count="0" meta:object-count="0" meta:page-count="30" meta:paragraph-count="523" meta:word-count="10226" meta:character-count="599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